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5.45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11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19" style:family="table-cell" style:parent-style-name="Default" style:data-style-name="N3">
      <style:table-cell-properties fo:border="none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fo:border-bottom="0.06pt solid #000000" fo:border-left="none" fo:border-right="none" fo:border-top="0.06pt solid #000000"/>
    </style:style>
    <style:style style:name="ce22" style:family="table-cell" style:parent-style-name="Default" style:data-style-name="N3">
      <style:table-cell-properties fo:border="none"/>
      <style:text-properties fo:font-weight="normal" style:font-weight-asian="normal" style:font-weight-complex="normal"/>
    </style:style>
    <style:style style:name="ce23" style:family="table-cell" style:parent-style-name="Default" style:data-style-name="N10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109"/>
    <style:style style:name="ce25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3">
      <style:table-cell-properties fo:border-bottom="0.06pt solid #000000" fo:border-left="none" fo:border-right="0.06pt solid #000000" fo:border-top="0.06pt solid #000000"/>
    </style:style>
    <style:style style:name="ce29" style:family="table-cell" style:parent-style-name="Default" style:data-style-name="N3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30" style:family="table-cell" style:parent-style-name="Default" style:data-style-name="N109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109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09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40" style:family="table-cell" style:parent-style-name="Default" style:data-style-name="N1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42" style:family="table-cell" style:parent-style-name="Default" style:data-style-name="N1">
      <style:table-cell-properties fo:border-bottom="0.06pt solid #000000" fo:border-left="none" fo:border-right="none" fo:border-top="0.06pt solid #000000"/>
    </style:style>
    <style:style style:name="ce43" style:family="table-cell" style:parent-style-name="Default" style:data-style-name="N1">
      <style:table-cell-properties fo:border-bottom="none" fo:border-left="0.06pt solid #000000" fo:border-right="0.06pt solid #000000" fo:border-top="0.06pt solid #000000"/>
    </style:style>
    <style:style style:name="ce44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4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6" style:family="table-cell" style:parent-style-name="Default" style:data-style-name="N109">
      <style:table-cell-properties fo:border-bottom="0.06pt solid #000000" fo:border-left="none" fo:border-right="none" fo:border-top="0.06pt solid #000000"/>
    </style:style>
    <style:style style:name="ce47" style:family="table-cell" style:parent-style-name="Default" style:data-style-name="N109">
      <style:table-cell-properties fo:border="none"/>
    </style:style>
    <style:style style:name="ce48" style:family="table-cell" style:parent-style-name="Default" style:data-style-name="N1">
      <style:table-cell-properties fo:border="none"/>
    </style:style>
    <style:style style:name="ce4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0" style:family="table-cell" style:parent-style-name="Default" style:data-style-name="N109">
      <style:table-cell-properties fo:border-bottom="0.06pt solid #000000" fo:border-left="none" fo:border-right="0.06pt solid #000000" fo:border-top="0.06pt solid #000000"/>
    </style:style>
    <style:style style:name="ce51" style:family="table-cell" style:parent-style-name="Default" style:data-style-name="N5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2" style:family="table-cell" style:parent-style-name="Default" style:data-style-name="N109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000000"/>
    </style:style>
    <style:style style:name="ce55" style:family="table-cell" style:parent-style-name="Default" style:data-style-name="N3">
      <style:text-properties fo:font-weight="bold" style:font-weight-asian="bold" style:font-weight-complex="bold"/>
    </style:style>
    <style:style style:name="ce56" style:family="table-cell" style:parent-style-name="Default" style:data-style-name="N3">
      <style:table-cell-properties fo:background-color="#000000"/>
      <style:text-properties fo:font-weight="bold" style:font-weight-asian="bold" style:font-weight-complex="bold"/>
    </style:style>
  </office:automatic-styles>
  <office:body>
    <office:spreadsheet>
      <table:table table:name="cash flow" table:style-name="ta1">
        <table:table-column table:style-name="co1" table:default-cell-style-name="ce6"/>
        <table:table-column table:style-name="co2" table:default-cell-style-name="ce6"/>
        <table:table-column table:style-name="co2" table:number-columns-repeated="11" table:default-cell-style-name="ce18"/>
        <table:table-column table:style-name="co2" table:default-cell-style-name="ce25"/>
        <table:table-column table:style-name="co2" table:default-cell-style-name="ce3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style-name="ce17" table:number-columns-repeated="4"/>
          <table:table-cell table:style-name="ce17" office:value-type="string" table:number-columns-spanned="2" table:number-rows-spanned="2">
            <text:p>Cash Flow Year 1 2013</text:p>
          </table:table-cell>
          <table:covered-table-cell table:style-name="ce17"/>
          <table:table-cell table:style-name="ce17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7" table:number-columns-repeated="4"/>
          <table:covered-table-cell table:number-columns-repeated="2" table:style-name="ce17"/>
          <table:table-cell table:style-name="ce17" table:number-columns-repeated="6"/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style-name="ce17" table:number-columns-repeated="12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10"/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Anual</text:p>
          </table:table-cell>
          <table:table-cell table:number-columns-repeated="5"/>
        </table:table-row>
        <table:table-row table:style-name="ro1">
          <table:table-cell table:style-name="ce2" office:value-type="string">
            <text:p>Sales</text:p>
          </table:table-cell>
          <table:table-cell table:style-name="ce11"/>
          <table:table-cell table:number-columns-repeated="18"/>
        </table:table-row>
        <table:table-row table:style-name="ro1">
          <table:table-cell table:style-name="ce3" office:value-type="string">
            <text:p>Pre VAT</text:p>
          </table:table-cell>
          <table:table-cell table:style-name="ce11"/>
          <table:table-cell table:style-name="ce19" table:number-columns-repeated="2"/>
          <table:table-cell table:style-name="ce19" table:formula="of:=['profit-loss'.C13]" office:value-type="float" office:value="14777">
            <text:p>14,777</text:p>
          </table:table-cell>
          <table:table-cell table:style-name="ce19" table:formula="of:=['profit-loss'.D13]" office:value-type="float" office:value="14959">
            <text:p>14,959</text:p>
          </table:table-cell>
          <table:table-cell table:style-name="ce19" table:formula="of:=['profit-loss'.E13]" office:value-type="float" office:value="17418">
            <text:p>17,418</text:p>
          </table:table-cell>
          <table:table-cell table:style-name="ce19" table:formula="of:=['profit-loss'.F13]" office:value-type="float" office:value="21106">
            <text:p>21,106</text:p>
          </table:table-cell>
          <table:table-cell table:style-name="ce19" table:formula="of:=['profit-loss'.G13]" office:value-type="float" office:value="21996">
            <text:p>21,996</text:p>
          </table:table-cell>
          <table:table-cell table:style-name="ce19" table:formula="of:=['profit-loss'.H13]" office:value-type="float" office:value="22982">
            <text:p>22,982</text:p>
          </table:table-cell>
          <table:table-cell table:style-name="ce19" table:formula="of:=['profit-loss'.I13]" office:value-type="float" office:value="18195">
            <text:p>18,195</text:p>
          </table:table-cell>
          <table:table-cell table:style-name="ce19" table:formula="of:=['profit-loss'.J13]" office:value-type="float" office:value="21737">
            <text:p>21,737</text:p>
          </table:table-cell>
          <table:table-cell table:style-name="ce19" table:formula="of:=['profit-loss'.K13]" office:value-type="float" office:value="20071">
            <text:p>20,071</text:p>
          </table:table-cell>
          <table:table-cell table:style-name="ce26" table:formula="of:=['profit-loss'.L13]" office:value-type="float" office:value="19631">
            <text:p>19,631</text:p>
          </table:table-cell>
          <table:table-cell table:number-columns-repeated="6"/>
        </table:table-row>
        <table:table-row table:style-name="ro1">
          <table:table-cell table:style-name="ce3" office:value-type="string">
            <text:p>VAT</text:p>
          </table:table-cell>
          <table:table-cell table:style-name="ce11"/>
          <table:table-cell table:number-columns-repeated="2" table:style-name="ce19"/>
          <table:table-cell table:style-name="ce19" table:formula="of:=([.E7]/100)*[.$T8]" office:value-type="float" office:value="2955.4">
            <text:p>2,955</text:p>
          </table:table-cell>
          <table:table-cell table:style-name="ce19" table:formula="of:=([.F7]/100)*[.$T8]" office:value-type="float" office:value="2991.8">
            <text:p>2,992</text:p>
          </table:table-cell>
          <table:table-cell table:style-name="ce19" table:formula="of:=([.G7]/100)*[.$T8]" office:value-type="float" office:value="3483.6">
            <text:p>3,484</text:p>
          </table:table-cell>
          <table:table-cell table:style-name="ce19" table:formula="of:=([.H7]/100)*[.$T8]" office:value-type="float" office:value="4221.2">
            <text:p>4,221</text:p>
          </table:table-cell>
          <table:table-cell table:style-name="ce19" table:formula="of:=([.I7]/100)*[.$T8]" office:value-type="float" office:value="4399.2">
            <text:p>4,399</text:p>
          </table:table-cell>
          <table:table-cell table:style-name="ce19" table:formula="of:=([.J7]/100)*[.$T8]" office:value-type="float" office:value="4596.4">
            <text:p>4,596</text:p>
          </table:table-cell>
          <table:table-cell table:style-name="ce19" table:formula="of:=([.K7]/100)*[.$T8]" office:value-type="float" office:value="3639">
            <text:p>3,639</text:p>
          </table:table-cell>
          <table:table-cell table:style-name="ce19" table:formula="of:=([.L7]/100)*[.$T8]" office:value-type="float" office:value="4347.4">
            <text:p>4,347</text:p>
          </table:table-cell>
          <table:table-cell table:style-name="ce19" table:formula="of:=([.M7]/100)*[.$T8]" office:value-type="float" office:value="4014.2">
            <text:p>4,014</text:p>
          </table:table-cell>
          <table:table-cell table:style-name="ce26" table:formula="of:=([.N7]/100)*[.$T8]" office:value-type="float" office:value="3926.2">
            <text:p>3,926</text:p>
          </table:table-cell>
          <table:table-cell table:number-columns-repeated="4"/>
          <table:table-cell table:style-name="ce1" office:value-type="string">
            <text:p>VAT %:</text:p>
          </table:table-cell>
          <table:table-cell table:style-name="ce36" office:value-type="float" office:value="20">
            <text:p>20</text:p>
          </table:table-cell>
        </table:table-row>
        <table:table-row table:style-name="ro1">
          <table:table-cell table:style-name="ce3" office:value-type="string">
            <text:p>Loans</text:p>
          </table:table-cell>
          <table:table-cell table:style-name="ce11"/>
          <table:table-cell table:style-name="ce19"/>
          <table:table-cell table:style-name="ce19" table:number-columns-repeated="10"/>
          <table:table-cell table:style-name="ce26"/>
          <table:table-cell table:number-columns-repeated="6"/>
        </table:table-row>
        <table:table-row table:style-name="ro1">
          <table:table-cell table:style-name="ce3" office:value-type="string">
            <text:p>Investment</text:p>
          </table:table-cell>
          <table:table-cell table:style-name="ce11"/>
          <table:table-cell table:style-name="ce19"/>
          <table:table-cell table:style-name="ce19" table:number-columns-repeated="10"/>
          <table:table-cell table:style-name="ce26"/>
          <table:table-cell table:number-columns-repeated="6"/>
        </table:table-row>
        <table:table-row table:style-name="ro1">
          <table:table-cell table:style-name="ce4" office:value-type="string">
            <text:p>Total Cash In</text:p>
          </table:table-cell>
          <table:table-cell table:style-name="ce12"/>
          <table:table-cell table:style-name="ce20" table:formula="of:=SUM([.C7:.C10])" office:value-type="float" office:value="0">
            <text:p>0</text:p>
          </table:table-cell>
          <table:table-cell table:style-name="ce20" table:formula="of:=SUM([.D7:.D10])" office:value-type="float" office:value="0">
            <text:p>0</text:p>
          </table:table-cell>
          <table:table-cell table:style-name="ce20" table:formula="of:=SUM([.E7:.E10])" office:value-type="float" office:value="17732.4">
            <text:p>17,732</text:p>
          </table:table-cell>
          <table:table-cell table:style-name="ce20" table:formula="of:=SUM([.F7:.F10])" office:value-type="float" office:value="17950.8">
            <text:p>17,951</text:p>
          </table:table-cell>
          <table:table-cell table:style-name="ce20" table:formula="of:=SUM([.G7:.G10])" office:value-type="float" office:value="20901.6">
            <text:p>20,902</text:p>
          </table:table-cell>
          <table:table-cell table:style-name="ce20" table:formula="of:=SUM([.H7:.H10])" office:value-type="float" office:value="25327.2">
            <text:p>25,327</text:p>
          </table:table-cell>
          <table:table-cell table:style-name="ce20" table:formula="of:=SUM([.I7:.I10])" office:value-type="float" office:value="26395.2">
            <text:p>26,395</text:p>
          </table:table-cell>
          <table:table-cell table:style-name="ce20" table:formula="of:=SUM([.J7:.J10])" office:value-type="float" office:value="27578.4">
            <text:p>27,578</text:p>
          </table:table-cell>
          <table:table-cell table:style-name="ce20" table:formula="of:=SUM([.K7:.K10])" office:value-type="float" office:value="21834">
            <text:p>21,834</text:p>
          </table:table-cell>
          <table:table-cell table:style-name="ce20" table:formula="of:=SUM([.L7:.L10])" office:value-type="float" office:value="26084.4">
            <text:p>26,084</text:p>
          </table:table-cell>
          <table:table-cell table:style-name="ce20" table:formula="of:=SUM([.M7:.M10])" office:value-type="float" office:value="24085.2">
            <text:p>24,085</text:p>
          </table:table-cell>
          <table:table-cell table:style-name="ce27" table:formula="of:=SUM([.N7:.N10])" office:value-type="float" office:value="23557.2">
            <text:p>23,557</text:p>
          </table:table-cell>
          <table:table-cell table:style-name="ce32" table:formula="of:=SUM([.C11:.N11])" office:value-type="float" office:value="231446.4">
            <text:p>231,446</text:p>
          </table:table-cell>
          <table:table-cell table:number-columns-repeated="5"/>
        </table:table-row>
        <table:table-row table:style-name="ro1" table:number-rows-repeated="3">
          <table:table-cell table:style-name="ce3"/>
          <table:table-cell table:style-name="ce9"/>
          <table:table-cell table:style-name="ce19" table:number-columns-repeated="11"/>
          <table:table-cell table:style-name="ce26"/>
          <table:table-cell table:number-columns-repeated="6"/>
        </table:table-row>
        <table:table-row table:style-name="ro1">
          <table:table-cell table:style-name="ce5" office:value-type="string">
            <text:p>Overhead Costs</text:p>
          </table:table-cell>
          <table:table-cell table:style-name="ce13"/>
          <table:table-cell table:style-name="ce21" table:number-columns-repeated="11"/>
          <table:table-cell table:style-name="ce28"/>
          <table:table-cell table:number-columns-repeated="6"/>
        </table:table-row>
        <table:table-row table:style-name="ro1">
          <table:table-cell office:value-type="string">
            <text:p>Managing Director</text:p>
          </table:table-cell>
          <table:table-cell table:style-name="ce14" office:value-type="float" office:value="22000">
            <text:p>22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enior Developer</text:p>
          </table:table-cell>
          <table:table-cell table:style-name="ce14" office:value-type="float" office:value="24000">
            <text:p>24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Web Developer</text:p>
          </table:table-cell>
          <table:table-cell table:style-name="ce14" office:value-type="float" office:value="21000">
            <text:p>21,00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eveloper</text:p>
          </table:table-cell>
          <table:table-cell table:style-name="ce14" office:value-type="float" office:value="19500">
            <text:p>19,500</text:p>
          </table:table-cell>
          <table:table-cell table:number-columns-repeated="12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HR Manager</text:p>
          </table:table-cell>
          <table:table-cell table:style-name="ce14" office:value-type="float" office:value="22000">
            <text:p>22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ales</text:p>
          </table:table-cell>
          <table:table-cell table:style-name="ce14" office:value-type="float" office:value="28000">
            <text:p>28,000</text:p>
          </table:table-cell>
          <table:table-cell table:number-columns-repeated="12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rketing Manager</text:p>
          </table:table-cell>
          <table:table-cell table:style-name="ce14" office:value-type="float" office:value="22000">
            <text:p>22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7" office:value-type="string">
            <text:p>Salaries</text:p>
          </table:table-cell>
          <table:table-cell table:style-name="ce13"/>
          <table:table-cell table:style-name="ce20" table:formula="of:=(([.C16]*[.$B16])+([.C17]*[.$B17])+([.C18]*[.$B18])+([.C19]*[.$B19])+([.C20]*[.$B20])+([.C21]*[.$B21])+([.C22]*[.$B22]))/12" office:value-type="float" office:value="21125">
            <text:p>21,125</text:p>
          </table:table-cell>
          <table:table-cell table:style-name="ce20" table:formula="of:=(([.D16]*[.$B16])+([.D17]*[.$B17])+([.D18]*[.$B18])+([.D19]*[.$B19])+([.D20]*[.$B20])+([.D21]*[.$B21])+([.D22]*[.$B22]))/12" office:value-type="float" office:value="21125">
            <text:p>21,125</text:p>
          </table:table-cell>
          <table:table-cell table:style-name="ce20" table:formula="of:=(([.E16]*[.$B16])+([.E17]*[.$B17])+([.E18]*[.$B18])+([.E19]*[.$B19])+([.E20]*[.$B20])+([.E21]*[.$B21])+([.E22]*[.$B22]))/12" office:value-type="float" office:value="21125">
            <text:p>21,125</text:p>
          </table:table-cell>
          <table:table-cell table:style-name="ce20" table:formula="of:=(([.F16]*[.$B16])+([.F17]*[.$B17])+([.F18]*[.$B18])+([.F19]*[.$B19])+([.F20]*[.$B20])+([.F21]*[.$B21])+([.F22]*[.$B22]))/12" office:value-type="float" office:value="21125">
            <text:p>21,125</text:p>
          </table:table-cell>
          <table:table-cell table:style-name="ce20" table:formula="of:=(([.G16]*[.$B16])+([.G17]*[.$B17])+([.G18]*[.$B18])+([.G19]*[.$B19])+([.G20]*[.$B20])+([.G21]*[.$B21])+([.G22]*[.$B22]))/12" office:value-type="float" office:value="22875">
            <text:p>22,875</text:p>
          </table:table-cell>
          <table:table-cell table:style-name="ce20" table:formula="of:=(([.H16]*[.$B16])+([.H17]*[.$B17])+([.H18]*[.$B18])+([.H19]*[.$B19])+([.H20]*[.$B20])+([.H21]*[.$B21])+([.H22]*[.$B22]))/12" office:value-type="float" office:value="22875">
            <text:p>22,875</text:p>
          </table:table-cell>
          <table:table-cell table:style-name="ce20" table:formula="of:=(([.I16]*[.$B16])+([.I17]*[.$B17])+([.I18]*[.$B18])+([.I19]*[.$B19])+([.I20]*[.$B20])+([.I21]*[.$B21])+([.I22]*[.$B22]))/12" office:value-type="float" office:value="22875">
            <text:p>22,875</text:p>
          </table:table-cell>
          <table:table-cell table:style-name="ce20" table:formula="of:=(([.J16]*[.$B16])+([.J17]*[.$B17])+([.J18]*[.$B18])+([.J19]*[.$B19])+([.J20]*[.$B20])+([.J21]*[.$B21])+([.J22]*[.$B22]))/12" office:value-type="float" office:value="22875">
            <text:p>22,875</text:p>
          </table:table-cell>
          <table:table-cell table:style-name="ce20" table:formula="of:=(([.K16]*[.$B16])+([.K17]*[.$B17])+([.K18]*[.$B18])+([.K19]*[.$B19])+([.K20]*[.$B20])+([.K21]*[.$B21])+([.K22]*[.$B22]))/12" office:value-type="float" office:value="22875">
            <text:p>22,875</text:p>
          </table:table-cell>
          <table:table-cell table:style-name="ce20" table:formula="of:=(([.L16]*[.$B16])+([.L17]*[.$B17])+([.L18]*[.$B18])+([.L19]*[.$B19])+([.L20]*[.$B20])+([.L21]*[.$B21])+([.L22]*[.$B22]))/12" office:value-type="float" office:value="22875">
            <text:p>22,875</text:p>
          </table:table-cell>
          <table:table-cell table:style-name="ce20" table:formula="of:=(([.M16]*[.$B16])+([.M17]*[.$B17])+([.M18]*[.$B18])+([.M19]*[.$B19])+([.M20]*[.$B20])+([.M21]*[.$B21])+([.M22]*[.$B22]))/12" office:value-type="float" office:value="22875">
            <text:p>22,875</text:p>
          </table:table-cell>
          <table:table-cell table:style-name="ce27" table:formula="of:=(([.N16]*[.$B16])+([.N17]*[.$B17])+([.N18]*[.$B18])+([.N19]*[.$B19])+([.N20]*[.$B20])+([.N21]*[.$B21])+([.N22]*[.$B22]))/12" office:value-type="float" office:value="22875">
            <text:p>22,875</text:p>
          </table:table-cell>
          <table:table-cell table:style-name="ce19"/>
          <table:table-cell table:number-columns-repeated="5"/>
        </table:table-row>
        <table:table-row table:style-name="ro1">
          <table:table-cell table:style-name="ce8" office:value-type="string">
            <text:p>On Costs</text:p>
          </table:table-cell>
          <table:table-cell table:style-name="ce15" office:value-type="percentage" office:value="0.15">
            <text:p>15.00%</text:p>
          </table:table-cell>
          <table:table-cell table:style-name="ce22" table:formula="of:=[.C23]*0.15" office:value-type="float" office:value="3168.75">
            <text:p>3,169</text:p>
          </table:table-cell>
          <table:table-cell table:style-name="ce22" table:formula="of:=[.D23]*0.15" office:value-type="float" office:value="3168.75">
            <text:p>3,169</text:p>
          </table:table-cell>
          <table:table-cell table:style-name="ce22" table:formula="of:=[.E23]*0.15" office:value-type="float" office:value="3168.75">
            <text:p>3,169</text:p>
          </table:table-cell>
          <table:table-cell table:style-name="ce22" table:formula="of:=[.F23]*0.15" office:value-type="float" office:value="3168.75">
            <text:p>3,169</text:p>
          </table:table-cell>
          <table:table-cell table:style-name="ce22" table:formula="of:=[.G23]*0.15" office:value-type="float" office:value="3431.25">
            <text:p>3,431</text:p>
          </table:table-cell>
          <table:table-cell table:style-name="ce22" table:formula="of:=[.H23]*0.15" office:value-type="float" office:value="3431.25">
            <text:p>3,431</text:p>
          </table:table-cell>
          <table:table-cell table:style-name="ce22" table:formula="of:=[.I23]*0.15" office:value-type="float" office:value="3431.25">
            <text:p>3,431</text:p>
          </table:table-cell>
          <table:table-cell table:style-name="ce22" table:formula="of:=[.J23]*0.15" office:value-type="float" office:value="3431.25">
            <text:p>3,431</text:p>
          </table:table-cell>
          <table:table-cell table:style-name="ce22" table:formula="of:=[.K23]*0.15" office:value-type="float" office:value="3431.25">
            <text:p>3,431</text:p>
          </table:table-cell>
          <table:table-cell table:style-name="ce22" table:formula="of:=[.L23]*0.15" office:value-type="float" office:value="3431.25">
            <text:p>3,431</text:p>
          </table:table-cell>
          <table:table-cell table:style-name="ce22" table:formula="of:=[.M23]*0.15" office:value-type="float" office:value="3431.25">
            <text:p>3,431</text:p>
          </table:table-cell>
          <table:table-cell table:style-name="ce29" table:formula="of:=[.N23]*0.15" office:value-type="float" office:value="3431.25">
            <text:p>3,431</text:p>
          </table:table-cell>
          <table:table-cell table:number-columns-repeated="6"/>
        </table:table-row>
        <table:table-row table:style-name="ro1">
          <table:table-cell office:value-type="string">
            <text:p>Rent</text:p>
          </table:table-cell>
          <table:table-cell table:formula="of:=SUM([.C25:.N25])" office:value-type="float" office:value="19600">
            <text:p>19600</text:p>
          </table:table-cell>
          <table:table-cell table:formula="of:=[.$T$25]*SUM([.C16:.C22])" office:value-type="float" office:value="1540">
            <text:p>1,540</text:p>
          </table:table-cell>
          <table:table-cell table:formula="of:=[.$T$25]*SUM([.D16:.D22])" office:value-type="float" office:value="1540">
            <text:p>1,540</text:p>
          </table:table-cell>
          <table:table-cell table:formula="of:=[.$T$25]*SUM([.E16:.E22])" office:value-type="float" office:value="1540">
            <text:p>1,540</text:p>
          </table:table-cell>
          <table:table-cell table:formula="of:=[.$T$25]*SUM([.F16:.F22])" office:value-type="float" office:value="1540">
            <text:p>1,540</text:p>
          </table:table-cell>
          <table:table-cell table:formula="of:=[.$T$25]*SUM([.G16:.G22])" office:value-type="float" office:value="1680">
            <text:p>1,680</text:p>
          </table:table-cell>
          <table:table-cell table:formula="of:=[.$T$25]*SUM([.H16:.H22])" office:value-type="float" office:value="1680">
            <text:p>1,680</text:p>
          </table:table-cell>
          <table:table-cell table:formula="of:=[.$T$25]*SUM([.I16:.I22])" office:value-type="float" office:value="1680">
            <text:p>1,680</text:p>
          </table:table-cell>
          <table:table-cell table:formula="of:=[.$T$25]*SUM([.J16:.J22])" office:value-type="float" office:value="1680">
            <text:p>1,680</text:p>
          </table:table-cell>
          <table:table-cell table:formula="of:=[.$T$25]*SUM([.K16:.K22])" office:value-type="float" office:value="1680">
            <text:p>1,680</text:p>
          </table:table-cell>
          <table:table-cell table:formula="of:=[.$T$25]*SUM([.L16:.L22])" office:value-type="float" office:value="1680">
            <text:p>1,680</text:p>
          </table:table-cell>
          <table:table-cell table:formula="of:=[.$T$25]*SUM([.M16:.M22])" office:value-type="float" office:value="1680">
            <text:p>1,680</text:p>
          </table:table-cell>
          <table:table-cell table:formula="of:=[.$T$25]*SUM([.N16:.N22])" office:value-type="float" office:value="1680">
            <text:p>1,680</text:p>
          </table:table-cell>
          <table:table-cell table:number-columns-repeated="4"/>
          <table:table-cell table:style-name="ce1" office:value-type="string">
            <text:p>Per person:</text:p>
          </table:table-cell>
          <table:table-cell table:style-name="ce36" office:value-type="float" office:value="140">
            <text:p>140</text:p>
          </table:table-cell>
        </table:table-row>
        <table:table-row table:style-name="ro1">
          <table:table-cell office:value-type="string">
            <text:p>Telephone</text:p>
          </table:table-cell>
          <table:table-cell table:formula="of:=SUM([.C26:.N26])" office:value-type="float" office:value="361.6">
            <text:p>361.6</text:p>
          </table:table-cell>
          <table:table-cell table:formula="of:=[.$T$26]+112" office:value-type="float" office:value="132.8">
            <text:p>133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number-columns-repeated="4"/>
          <table:table-cell table:style-name="ce1" office:value-type="string">
            <text:p>phone per month</text:p>
          </table:table-cell>
          <table:table-cell table:style-name="ce36" office:value-type="float" office:value="20.8">
            <text:p>20.8</text:p>
          </table:table-cell>
        </table:table-row>
        <table:table-row table:style-name="ro1">
          <table:table-cell office:value-type="string">
            <text:p>ISP</text:p>
          </table:table-cell>
          <table:table-cell table:formula="of:=SUM([.C27:.N27])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number-columns-repeated="4"/>
          <table:table-cell table:style-name="ce1" office:value-type="string">
            <text:p>ISP per month:</text:p>
          </table:table-cell>
          <table:table-cell table:style-name="ce36" office:value-type="float" office:value="0">
            <text:p>0</text:p>
          </table:table-cell>
        </table:table-row>
        <table:table-row table:style-name="ro1">
          <table:table-cell office:value-type="string">
            <text:p>Advertising</text:p>
          </table:table-cell>
          <table:table-cell table:formula="of:=SUM([.C28:.N28])" office:value-type="float" office:value="3600">
            <text:p>36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number-columns-repeated="4"/>
          <table:table-cell table:style-name="ce1" office:value-type="string">
            <text:p>Advertising</text:p>
          </table:table-cell>
          <table:table-cell table:style-name="ce36" office:value-type="float" office:value="300">
            <text:p>300</text:p>
          </table:table-cell>
        </table:table-row>
        <table:table-row table:style-name="ro1">
          <table:table-cell office:value-type="string">
            <text:p>Travel</text:p>
          </table:table-cell>
          <table:table-cell table:formula="of:=SUM([.C29:.N29])" office:value-type="float" office:value="1800">
            <text:p>180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number-columns-repeated="4"/>
          <table:table-cell table:style-name="ce1" office:value-type="string">
            <text:p>Travel</text:p>
          </table:table-cell>
          <table:table-cell table:style-name="ce36" office:value-type="float" office:value="150">
            <text:p>150</text:p>
          </table:table-cell>
        </table:table-row>
        <table:table-row table:style-name="ro1">
          <table:table-cell office:value-type="string">
            <text:p>Legal</text:p>
          </table:table-cell>
          <table:table-cell table:formula="of:=SUM([.C30:.N30])" office:value-type="float" office:value="840">
            <text:p>84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number-columns-repeated="4"/>
          <table:table-cell table:style-name="ce1" office:value-type="string">
            <text:p>Legal</text:p>
          </table:table-cell>
          <table:table-cell table:style-name="ce36" office:value-type="float" office:value="70">
            <text:p>70</text:p>
          </table:table-cell>
        </table:table-row>
        <table:table-row table:style-name="ro1">
          <table:table-cell office:value-type="string">
            <text:p>Insurance</text:p>
          </table:table-cell>
          <table:table-cell table:formula="of:=SUM([.C31:.N31])" office:value-type="float" office:value="900">
            <text:p>900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number-columns-repeated="4"/>
          <table:table-cell table:style-name="ce1" office:value-type="string">
            <text:p>Insurance</text:p>
          </table:table-cell>
          <table:table-cell table:style-name="ce36" office:value-type="float" office:value="75">
            <text:p>75</text:p>
          </table:table-cell>
        </table:table-row>
        <table:table-row table:style-name="ro1">
          <table:table-cell office:value-type="string">
            <text:p>Accountant</text:p>
          </table:table-cell>
          <table:table-cell table:formula="of:=SUM([.C32:.N32])" office:value-type="float" office:value="600">
            <text:p>60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number-columns-repeated="4"/>
          <table:table-cell table:style-name="ce1" office:value-type="string">
            <text:p>Accountant</text:p>
          </table:table-cell>
          <table:table-cell table:style-name="ce36" office:value-type="float" office:value="50">
            <text:p>50</text:p>
          </table:table-cell>
        </table:table-row>
        <table:table-row table:style-name="ro1">
          <table:table-cell office:value-type="string">
            <text:p>Computer Equipment</text:p>
          </table:table-cell>
          <table:table-cell table:formula="of:=SUM([.C33:.N3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" office:value-type="string">
            <text:p>Computer Equipment</text:p>
          </table:table-cell>
          <table:table-cell table:style-name="ce36"/>
        </table:table-row>
        <table:table-row table:style-name="ro1">
          <table:table-cell office:value-type="string">
            <text:p>Server Hosting</text:p>
          </table:table-cell>
          <table:table-cell table:formula="of:=SUM([.C34:.N34])" office:value-type="float" office:value="808">
            <text:p>808</text:p>
          </table:table-cell>
          <table:table-cell table:formula="of:=[.$T34]+400" office:value-type="float" office:value="434">
            <text:p>4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number-columns-repeated="4"/>
          <table:table-cell table:style-name="ce1" office:value-type="string">
            <text:p>Server Hosting per month:</text:p>
          </table:table-cell>
          <table:table-cell table:style-name="ce36" office:value-type="float" office:value="34">
            <text:p>34</text:p>
          </table:table-cell>
        </table:table-row>
        <table:table-row table:style-name="ro1">
          <table:table-cell office:value-type="string">
            <text:p>Loans</text:p>
          </table:table-cell>
          <table:table-cell/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number-columns-repeated="4"/>
          <table:table-cell table:style-name="ce1" office:value-type="string">
            <text:p>Loans</text:p>
          </table:table-cell>
          <table:table-cell table:style-name="ce36" office:value-type="float" office:value="250">
            <text:p>250</text:p>
          </table:table-cell>
        </table:table-row>
        <table:table-row table:style-name="ro1">
          <table:table-cell office:value-type="string">
            <text:p>Total VAT</text:p>
          </table:table-cell>
          <table:table-cell/>
          <table:table-cell table:style-name="ce21" table:formula="of:=(SUM([.C25:.C35])/100)*20" office:value-type="float" office:value="600.36">
            <text:p>600</text:p>
          </table:table-cell>
          <table:table-cell table:style-name="ce21" table:formula="of:=(SUM([.D25:.D35])/100)*20" office:value-type="float" office:value="497.96">
            <text:p>498</text:p>
          </table:table-cell>
          <table:table-cell table:style-name="ce21" table:formula="of:=(SUM([.E25:.E35])/100)*20" office:value-type="float" office:value="497.96">
            <text:p>498</text:p>
          </table:table-cell>
          <table:table-cell table:style-name="ce21" table:formula="of:=(SUM([.F25:.F35])/100)*20" office:value-type="float" office:value="497.96">
            <text:p>498</text:p>
          </table:table-cell>
          <table:table-cell table:style-name="ce21" table:formula="of:=(SUM([.G25:.G35])/100)*20" office:value-type="float" office:value="525.96">
            <text:p>526</text:p>
          </table:table-cell>
          <table:table-cell table:style-name="ce21" table:formula="of:=(SUM([.H25:.H35])/100)*20" office:value-type="float" office:value="525.96">
            <text:p>526</text:p>
          </table:table-cell>
          <table:table-cell table:style-name="ce21" table:formula="of:=(SUM([.I25:.I35])/100)*20" office:value-type="float" office:value="525.96">
            <text:p>526</text:p>
          </table:table-cell>
          <table:table-cell table:style-name="ce21" table:formula="of:=(SUM([.J25:.J35])/100)*20" office:value-type="float" office:value="525.96">
            <text:p>526</text:p>
          </table:table-cell>
          <table:table-cell table:style-name="ce21" table:formula="of:=(SUM([.K25:.K35])/100)*20" office:value-type="float" office:value="525.96">
            <text:p>526</text:p>
          </table:table-cell>
          <table:table-cell table:style-name="ce21" table:formula="of:=(SUM([.L25:.L35])/100)*20" office:value-type="float" office:value="525.96">
            <text:p>526</text:p>
          </table:table-cell>
          <table:table-cell table:style-name="ce21" table:formula="of:=(SUM([.M25:.M35])/100)*20" office:value-type="float" office:value="525.96">
            <text:p>526</text:p>
          </table:table-cell>
          <table:table-cell table:style-name="ce28" table:formula="of:=(SUM([.N24:.N35])/100)*20" office:value-type="float" office:value="1212.21">
            <text:p>1,212</text:p>
          </table:table-cell>
          <table:table-cell table:number-columns-repeated="6"/>
        </table:table-row>
        <table:table-row table:style-name="ro1">
          <table:table-cell table:style-name="ce4" office:value-type="string">
            <text:p>Total Cash Out</text:p>
          </table:table-cell>
          <table:table-cell table:style-name="ce16"/>
          <table:table-cell table:style-name="ce23" table:formula="of:=SUM([.C23:.C36])" office:value-type="float" office:value="27895.91">
            <text:p>27,896</text:p>
          </table:table-cell>
          <table:table-cell table:style-name="ce23" table:formula="of:=SUM([.D23:.D36])" office:value-type="float" office:value="27281.51">
            <text:p>27,282</text:p>
          </table:table-cell>
          <table:table-cell table:style-name="ce23" table:formula="of:=SUM([.E23:.E36])" office:value-type="float" office:value="27281.51">
            <text:p>27,282</text:p>
          </table:table-cell>
          <table:table-cell table:style-name="ce23" table:formula="of:=SUM([.F23:.F36])" office:value-type="float" office:value="27281.51">
            <text:p>27,282</text:p>
          </table:table-cell>
          <table:table-cell table:style-name="ce23" table:formula="of:=SUM([.G23:.G36])" office:value-type="float" office:value="29462.01">
            <text:p>29,462</text:p>
          </table:table-cell>
          <table:table-cell table:style-name="ce23" table:formula="of:=SUM([.H23:.H36])" office:value-type="float" office:value="29462.01">
            <text:p>29,462</text:p>
          </table:table-cell>
          <table:table-cell table:style-name="ce23" table:formula="of:=SUM([.I23:.I36])" office:value-type="float" office:value="29462.01">
            <text:p>29,462</text:p>
          </table:table-cell>
          <table:table-cell table:style-name="ce23" table:formula="of:=SUM([.J23:.J36])" office:value-type="float" office:value="29462.01">
            <text:p>29,462</text:p>
          </table:table-cell>
          <table:table-cell table:style-name="ce23" table:formula="of:=SUM([.K23:.K36])" office:value-type="float" office:value="29462.01">
            <text:p>29,462</text:p>
          </table:table-cell>
          <table:table-cell table:style-name="ce23" table:formula="of:=SUM([.L23:.L36])" office:value-type="float" office:value="29462.01">
            <text:p>29,462</text:p>
          </table:table-cell>
          <table:table-cell table:style-name="ce23" table:formula="of:=SUM([.M23:.M36])" office:value-type="float" office:value="29462.01">
            <text:p>29,462</text:p>
          </table:table-cell>
          <table:table-cell table:style-name="ce30" table:formula="of:=SUM([.N23:.N36])" office:value-type="float" office:value="30148.26">
            <text:p>30,148</text:p>
          </table:table-cell>
          <table:table-cell table:style-name="ce33" table:formula="of:=SUM([.C37:.N37])" office:value-type="float" office:value="346122.77">
            <text:p>346,123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16"/>
          <table:table-cell table:style-name="ce23" table:number-columns-repeated="11"/>
          <table:table-cell table:style-name="ce30"/>
          <table:table-cell table:style-name="ce33"/>
          <table:table-cell table:number-columns-repeated="5"/>
        </table:table-row>
        <table:table-row table:style-name="ro1">
          <table:table-cell table:style-name="ce3"/>
          <table:table-cell table:style-name="ce9"/>
          <table:table-cell table:style-name="ce24" table:formula="of:=[.C8]-[.C36]" office:value-type="float" office:value="-600.36">
            <text:p>-600</text:p>
          </table:table-cell>
          <table:table-cell table:style-name="ce24" table:formula="of:=[.D8]-[.D36]" office:value-type="float" office:value="-497.96">
            <text:p>-498</text:p>
          </table:table-cell>
          <table:table-cell table:style-name="ce24" table:formula="of:=[.E8]-[.E36]" office:value-type="float" office:value="2457.44">
            <text:p>2,457</text:p>
          </table:table-cell>
          <table:table-cell table:style-name="ce24" table:formula="of:=[.F8]-[.F36]" office:value-type="float" office:value="2493.84">
            <text:p>2,494</text:p>
          </table:table-cell>
          <table:table-cell table:style-name="ce24" table:formula="of:=[.G8]-[.G36]" office:value-type="float" office:value="2957.64">
            <text:p>2,958</text:p>
          </table:table-cell>
          <table:table-cell table:style-name="ce24" table:formula="of:=[.H8]-[.H36]" office:value-type="float" office:value="3695.24">
            <text:p>3,695</text:p>
          </table:table-cell>
          <table:table-cell table:style-name="ce24" table:formula="of:=[.I8]-[.I36]" office:value-type="float" office:value="3873.24">
            <text:p>3,873</text:p>
          </table:table-cell>
          <table:table-cell table:style-name="ce24" table:formula="of:=[.J8]-[.J36]" office:value-type="float" office:value="4070.44">
            <text:p>4,070</text:p>
          </table:table-cell>
          <table:table-cell table:style-name="ce24" table:formula="of:=[.K8]-[.K36]" office:value-type="float" office:value="3113.04">
            <text:p>3,113</text:p>
          </table:table-cell>
          <table:table-cell table:style-name="ce24" table:formula="of:=[.L8]-[.L36]" office:value-type="float" office:value="3821.44">
            <text:p>3,821</text:p>
          </table:table-cell>
          <table:table-cell table:style-name="ce24" table:formula="of:=[.M8]-[.M36]" office:value-type="float" office:value="3488.24">
            <text:p>3,488</text:p>
          </table:table-cell>
          <table:table-cell table:style-name="ce24" table:formula="of:=[.N8]-[.N36]" office:value-type="float" office:value="2713.99">
            <text:p>2,714</text:p>
          </table:table-cell>
          <table:table-cell table:style-name="ce34"/>
          <table:table-cell table:number-columns-repeated="5"/>
        </table:table-row>
        <table:table-row table:style-name="ro1">
          <table:table-cell table:style-name="ce3" office:value-type="string">
            <text:p>To VAT</text:p>
          </table:table-cell>
          <table:table-cell table:style-name="ce9"/>
          <table:table-cell table:number-columns-repeated="3" table:style-name="ce24"/>
          <table:table-cell table:style-name="ce24" table:formula="of:=SUM([.C39:.E39])" office:value-type="float" office:value="1359.12">
            <text:p>1,359</text:p>
          </table:table-cell>
          <table:table-cell table:number-columns-repeated="2" table:style-name="ce24"/>
          <table:table-cell table:style-name="ce24" table:formula="of:=SUM([.F39:.H39])" office:value-type="float" office:value="9146.72">
            <text:p>9,147</text:p>
          </table:table-cell>
          <table:table-cell table:number-columns-repeated="2" table:style-name="ce24"/>
          <table:table-cell table:style-name="ce24" table:formula="of:=SUM([.I39:.K39])" office:value-type="float" office:value="11056.72">
            <text:p>11,057</text:p>
          </table:table-cell>
          <table:table-cell table:number-columns-repeated="2" table:style-name="ce24"/>
          <table:table-cell table:style-name="ce34" table:formula="of:=SUM([.L39:.N39])" office:value-type="float" office:value="10023.67">
            <text:p>10,02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Cash Balance</text:p>
          </table:table-cell>
          <table:table-cell table:style-name="ce16"/>
          <table:table-cell table:style-name="ce23" table:formula="of:=[.B41]+([.C11]-[.C37]-[.C40])" office:value-type="float" office:value="-27895.91">
            <text:p>-27,896</text:p>
          </table:table-cell>
          <table:table-cell table:style-name="ce23" table:formula="of:=[.C41]+([.D11]-[.D37]-[.D40])" office:value-type="float" office:value="-55177.42">
            <text:p>-55,177</text:p>
          </table:table-cell>
          <table:table-cell table:style-name="ce23" table:formula="of:=[.D41]+([.E11]-[.E37]-[.E40])" office:value-type="float" office:value="-64726.53">
            <text:p>-64,727</text:p>
          </table:table-cell>
          <table:table-cell table:style-name="ce23" table:formula="of:=[.E41]+([.F11]-[.F37]-[.F40])" office:value-type="float" office:value="-75416.36">
            <text:p>-75,416</text:p>
          </table:table-cell>
          <table:table-cell table:style-name="ce23" table:formula="of:=[.F41]+([.G11]-[.G37]-[.G40])" office:value-type="float" office:value="-83976.77">
            <text:p>-83,977</text:p>
          </table:table-cell>
          <table:table-cell table:style-name="ce23" table:formula="of:=[.G41]+([.H11]-[.H37]-[.H40])" office:value-type="float" office:value="-88111.58">
            <text:p>-88,112</text:p>
          </table:table-cell>
          <table:table-cell table:style-name="ce23" table:formula="of:=[.H41]+([.I11]-[.I37]-[.I40])" office:value-type="float" office:value="-100325.11">
            <text:p>-100,325</text:p>
          </table:table-cell>
          <table:table-cell table:style-name="ce23" table:formula="of:=[.I41]+([.J11]-[.J37]-[.J40])" office:value-type="float" office:value="-102208.72">
            <text:p>-102,209</text:p>
          </table:table-cell>
          <table:table-cell table:style-name="ce23" table:formula="of:=[.J41]+([.K11]-[.K37]-[.K40])" office:value-type="float" office:value="-109836.73">
            <text:p>-109,837</text:p>
          </table:table-cell>
          <table:table-cell table:style-name="ce23" table:formula="of:=[.K41]+([.L11]-[.L37]-[.L40])" office:value-type="float" office:value="-124271.06">
            <text:p>-124,271</text:p>
          </table:table-cell>
          <table:table-cell table:style-name="ce23" table:formula="of:=[.L41]+([.M11]-[.M37]-[.M40])" office:value-type="float" office:value="-129647.87">
            <text:p>-129,648</text:p>
          </table:table-cell>
          <table:table-cell table:style-name="ce23" table:formula="of:=[.M41]+([.N11]-[.N37]-[.N40])" office:value-type="float" office:value="-136238.93">
            <text:p>-136,239</text:p>
          </table:table-cell>
          <table:table-cell table:style-name="ce35"/>
          <table:table-cell table:number-columns-repeated="5"/>
        </table:table-row>
        <table:table-row table:style-name="ro1">
          <table:table-cell table:style-name="ce9" table:number-columns-repeated="2"/>
          <table:table-cell table:style-name="Default" table:number-columns-repeated="13"/>
          <table:table-cell table:number-columns-repeated="5"/>
        </table:table-row>
      </table:table>
      <table:table table:name="profit-loss" table:style-name="ta1">
        <table:table-column table:style-name="co4" table:default-cell-style-name="ce40"/>
        <table:table-column table:style-name="co2" table:default-cell-style-name="ce44"/>
        <table:table-column table:style-name="co2" table:number-columns-repeated="12" table:default-cell-style-name="ce47"/>
        <table:table-column table:style-name="co2" table:default-cell-style-name="ce5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style-name="ce17" table:number-columns-repeated="4"/>
          <table:table-cell table:style-name="ce17" office:value-type="string" table:number-columns-spanned="2" table:number-rows-spanned="2">
            <text:p>Profit – Loss Year 1 2013</text:p>
          </table:table-cell>
          <table:covered-table-cell table:style-name="ce17"/>
          <table:table-cell table:style-name="ce17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7" table:number-columns-repeated="4"/>
          <table:covered-table-cell table:number-columns-repeated="2" table:style-name="ce17"/>
          <table:table-cell table:style-name="ce17" table:number-columns-repeated="6"/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style-name="ce17" table:number-columns-repeated="12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10"/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Anual</text:p>
          </table:table-cell>
          <table:table-cell table:number-columns-repeated="5"/>
        </table:table-row>
        <table:table-row table:style-name="ro1">
          <table:table-cell table:style-name="ce37" office:value-type="string">
            <text:p>Sales</text:p>
          </table:table-cell>
          <table:table-cell table:style-name="ce11"/>
          <table:table-cell table:style-name="ce18" table:number-columns-repeated="11"/>
          <table:table-cell table:style-name="ce25"/>
          <table:table-cell table:style-name="ce31"/>
          <table:table-cell table:number-columns-repeated="5"/>
        </table:table-row>
        <table:table-row table:style-name="ro1">
          <table:table-cell table:style-name="ce9" office:value-type="string">
            <text:p>iOS Application</text:p>
          </table:table-cell>
          <table:table-cell table:style-name="ce11" office:value-type="float" office:value="15">
            <text:p>15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52">
            <text:p>52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88">
            <text:p>88</text:p>
          </table:table-cell>
          <table:table-cell table:style-name="ce19" office:value-type="float" office:value="46">
            <text:p>46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61">
            <text:p>61</text:p>
          </table:table-cell>
          <table:table-cell table:style-name="ce19" office:value-type="float" office:value="59">
            <text:p>59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82">
            <text:p>82</text:p>
          </table:table-cell>
          <table:table-cell table:style-name="ce26" office:value-type="float" office:value="84">
            <text:p>84</text:p>
          </table:table-cell>
          <table:table-cell table:style-name="ce31" table:formula="of:=SUM([.C7:.N7])*[.B7]" office:value-type="float" office:value="8970">
            <text:p>8,97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Android Application</text:p>
          </table:table-cell>
          <table:table-cell table:style-name="ce11" office:value-type="float" office:value="12">
            <text:p>12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99">
            <text:p>99</text:p>
          </table:table-cell>
          <table:table-cell table:style-name="ce19" office:value-type="float" office:value="53">
            <text:p>53</text:p>
          </table:table-cell>
          <table:table-cell table:style-name="ce19" office:value-type="float" office:value="73">
            <text:p>73</text:p>
          </table:table-cell>
          <table:table-cell table:style-name="ce19" office:value-type="float" office:value="91">
            <text:p>91</text:p>
          </table:table-cell>
          <table:table-cell table:style-name="ce19" office:value-type="float" office:value="65">
            <text:p>65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98">
            <text:p>98</text:p>
          </table:table-cell>
          <table:table-cell table:style-name="ce19" office:value-type="float" office:value="54">
            <text:p>54</text:p>
          </table:table-cell>
          <table:table-cell table:style-name="ce19" office:value-type="float" office:value="103">
            <text:p>103</text:p>
          </table:table-cell>
          <table:table-cell table:style-name="ce31" table:formula="of:=SUM([.C8:.N8])*[.B8]" office:value-type="float" office:value="8676">
            <text:p>8,676</text:p>
          </table:table-cell>
          <table:table-cell table:number-columns-repeated="3"/>
          <table:table-cell table:style-name="ce1" office:value-type="string">
            <text:p>VAT %:</text:p>
          </table:table-cell>
          <table:table-cell table:style-name="ce36" office:value-type="float" office:value="20">
            <text:p>20</text:p>
          </table:table-cell>
        </table:table-row>
        <table:table-row table:style-name="ro1">
          <table:table-cell table:style-name="ce9" office:value-type="string">
            <text:p>Licence(single)</text:p>
          </table:table-cell>
          <table:table-cell table:style-name="ce11" office:value-type="float" office:value="50">
            <text:p>50</text:p>
          </table:table-cell>
          <table:table-cell table:style-name="ce19" office:value-type="float" office:value="252">
            <text:p>252</text:p>
          </table:table-cell>
          <table:table-cell table:style-name="ce19" office:value-type="float" office:value="261">
            <text:p>261</text:p>
          </table:table-cell>
          <table:table-cell table:style-name="ce19" office:value-type="float" office:value="278">
            <text:p>278</text:p>
          </table:table-cell>
          <table:table-cell table:style-name="ce19" office:value-type="float" office:value="284">
            <text:p>284</text:p>
          </table:table-cell>
          <table:table-cell table:style-name="ce19" office:value-type="float" office:value="299">
            <text:p>299</text:p>
          </table:table-cell>
          <table:table-cell table:style-name="ce19" office:value-type="float" office:value="304">
            <text:p>304</text:p>
          </table:table-cell>
          <table:table-cell table:style-name="ce19" office:value-type="float" office:value="281">
            <text:p>281</text:p>
          </table:table-cell>
          <table:table-cell table:style-name="ce19" office:value-type="float" office:value="341">
            <text:p>341</text:p>
          </table:table-cell>
          <table:table-cell table:style-name="ce19" office:value-type="float" office:value="322">
            <text:p>322</text:p>
          </table:table-cell>
          <table:table-cell table:style-name="ce19" office:value-type="float" office:value="298">
            <text:p>298</text:p>
          </table:table-cell>
          <table:table-cell table:style-name="ce19" office:value-type="float" office:value="344">
            <text:p>344</text:p>
          </table:table-cell>
          <table:table-cell table:style-name="ce26" office:value-type="float" office:value="362">
            <text:p>362</text:p>
          </table:table-cell>
          <table:table-cell table:style-name="ce31" table:formula="of:=SUM([.C9:.N9])*[.B9]" office:value-type="float" office:value="181300">
            <text:p>181,30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Licence(unlimited)</text:p>
          </table:table-cell>
          <table:table-cell table:style-name="ce11" office:value-type="float" office:value="500">
            <text:p>500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number-columns-repeated="2"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4">
            <text:p>24</text:p>
          </table:table-cell>
          <table:table-cell table:style-name="ce26" office:value-type="float" office:value="27">
            <text:p>27</text:p>
          </table:table-cell>
          <table:table-cell table:style-name="ce31" table:formula="of:=SUM([.C10:.N10])*[.B10]" office:value-type="float" office:value="94000">
            <text:p>94,00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Hosting</text:p>
          </table:table-cell>
          <table:table-cell table:style-name="ce11" office:value-type="float" office:value="50">
            <text:p>50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number-columns-repeated="2" table:style-name="ce19" office:value-type="float" office:value="31">
            <text:p>31</text:p>
          </table:table-cell>
          <table:table-cell table:style-name="ce19" office:value-type="float" office:value="37">
            <text:p>37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44">
            <text:p>44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61">
            <text:p>61</text:p>
          </table:table-cell>
          <table:table-cell table:style-name="ce19" office:value-type="float" office:value="63">
            <text:p>63</text:p>
          </table:table-cell>
          <table:table-cell table:style-name="ce19" office:value-type="float" office:value="59">
            <text:p>59</text:p>
          </table:table-cell>
          <table:table-cell table:style-name="ce26" office:value-type="float" office:value="54">
            <text:p>54</text:p>
          </table:table-cell>
          <table:table-cell table:style-name="ce31" table:formula="of:=SUM([.C11:.N11])*[.B11]" office:value-type="float" office:value="26250">
            <text:p>26,25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ervers</text:p>
          </table:table-cell>
          <table:table-cell table:style-name="ce11" office:value-type="float" office:value="1000">
            <text:p>1000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6" office:value-type="float" office:value="6">
            <text:p>6</text:p>
          </table:table-cell>
          <table:table-cell table:style-name="ce31" table:formula="of:=SUM([.C12:.N12])*[.B12]" office:value-type="float" office:value="20000">
            <text:p>20,00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Total Sales</text:p>
          </table:table-cell>
          <table:table-cell table:style-name="ce12"/>
          <table:table-cell table:style-name="ce20" table:formula="of:=([.C7]*[.$B7])+([.C8]*[.$B8])+([.C9]*[.$B9])+([.C11]*[.$B11])+([.C12]*[.$B12])" office:value-type="float" office:value="14777">
            <text:p>14,777</text:p>
          </table:table-cell>
          <table:table-cell table:style-name="ce20" table:formula="of:=([.D7]*[.$B7])+([.D8]*[.$B8])+([.D9]*[.$B9])+([.D11]*[.$B11])+([.D12]*[.$B12])" office:value-type="float" office:value="14959">
            <text:p>14,959</text:p>
          </table:table-cell>
          <table:table-cell table:style-name="ce20" table:formula="of:=([.E7]*[.$B7])+([.E8]*[.$B8])+([.E9]*[.$B9])+([.E11]*[.$B11])+([.E12]*[.$B12])" office:value-type="float" office:value="17418">
            <text:p>17,418</text:p>
          </table:table-cell>
          <table:table-cell table:style-name="ce20" table:formula="of:=([.F7]*[.$B7])+([.F8]*[.$B8])+([.F9]*[.$B9])+([.F11]*[.$B11])+([.F12]*[.$B12])" office:value-type="float" office:value="21106">
            <text:p>21,106</text:p>
          </table:table-cell>
          <table:table-cell table:style-name="ce20" table:formula="of:=([.G7]*[.$B7])+([.G8]*[.$B8])+([.G9]*[.$B9])+([.G11]*[.$B11])+([.G12]*[.$B12])" office:value-type="float" office:value="21996">
            <text:p>21,996</text:p>
          </table:table-cell>
          <table:table-cell table:style-name="ce20" table:formula="of:=([.H7]*[.$B7])+([.H8]*[.$B8])+([.H9]*[.$B9])+([.H11]*[.$B11])+([.H12]*[.$B12])" office:value-type="float" office:value="22982">
            <text:p>22,982</text:p>
          </table:table-cell>
          <table:table-cell table:style-name="ce20" table:formula="of:=([.I7]*[.$B7])+([.I8]*[.$B8])+([.I9]*[.$B9])+([.I11]*[.$B11])+([.I12]*[.$B12])" office:value-type="float" office:value="18195">
            <text:p>18,195</text:p>
          </table:table-cell>
          <table:table-cell table:style-name="ce20" table:formula="of:=([.J7]*[.$B7])+([.J8]*[.$B8])+([.J9]*[.$B9])+([.J11]*[.$B11])+([.J12]*[.$B12])" office:value-type="float" office:value="21737">
            <text:p>21,737</text:p>
          </table:table-cell>
          <table:table-cell table:style-name="ce20" table:formula="of:=([.K7]*[.$B7])+([.K8]*[.$B8])+([.K9]*[.$B9])+([.K11]*[.$B11])+([.K12]*[.$B12])" office:value-type="float" office:value="20071">
            <text:p>20,071</text:p>
          </table:table-cell>
          <table:table-cell table:style-name="ce20" table:formula="of:=([.L7]*[.$B7])+([.L8]*[.$B8])+([.L9]*[.$B9])+([.L11]*[.$B11])+([.L12]*[.$B12])" office:value-type="float" office:value="19631">
            <text:p>19,631</text:p>
          </table:table-cell>
          <table:table-cell table:style-name="ce20" table:formula="of:=([.M7]*[.$B7])+([.M8]*[.$B8])+([.M9]*[.$B9])+([.M11]*[.$B11])+([.M12]*[.$B12])" office:value-type="float" office:value="23028">
            <text:p>23,028</text:p>
          </table:table-cell>
          <table:table-cell table:style-name="ce20" table:formula="of:=([.N7]*[.$B7])+([.N8]*[.$B8])+([.N9]*[.$B9])+([.N11]*[.$B11])+([.N12]*[.$B12])" office:value-type="float" office:value="29296">
            <text:p>29,296</text:p>
          </table:table-cell>
          <table:table-cell table:style-name="ce32" table:formula="of:=SUM([.C13:.N13])" office:value-type="float" office:value="245196">
            <text:p>245,196</text:p>
          </table:table-cell>
          <table:table-cell table:number-columns-repeated="5"/>
        </table:table-row>
        <table:table-row table:style-name="ro1" table:number-rows-repeated="2">
          <table:table-cell table:style-name="ce9" table:number-columns-repeated="2"/>
          <table:table-cell table:style-name="ce17" table:number-columns-repeated="11"/>
          <table:table-cell table:style-name="ce49"/>
          <table:table-cell table:style-name="ce51"/>
          <table:table-cell table:number-columns-repeated="5"/>
        </table:table-row>
        <table:table-row table:style-name="ro1">
          <table:table-cell table:style-name="ce38" table:formula="of:=['cash flow'.A15]" office:value-type="string" office:string-value="Overhead Costs">
            <text:p>Overhead Costs</text:p>
          </table:table-cell>
          <table:table-cell table:style-name="ce42"/>
          <table:table-cell table:style-name="ce46" table:number-columns-repeated="11"/>
          <table:table-cell table:style-name="ce50"/>
          <table:table-cell table:number-columns-repeated="6"/>
        </table:table-row>
        <table:table-row table:style-name="ro1">
          <table:table-cell table:style-name="ce39" table:formula="of:=['cash flow'.A16]" office:value-type="string" office:string-value="Managing Director">
            <text:p>Managing Director</text:p>
          </table:table-cell>
          <table:table-cell table:style-name="ce43" table:formula="of:=['cash flow'.B16]" office:value-type="float" office:value="22000">
            <text:p>22000</text:p>
          </table:table-cell>
          <table:table-cell table:formula="of:=['cash flow'.C16]" office:value-type="float" office:value="1">
            <text:p>1</text:p>
          </table:table-cell>
          <table:table-cell table:formula="of:=['cash flow'.D16]" office:value-type="float" office:value="1">
            <text:p>1</text:p>
          </table:table-cell>
          <table:table-cell table:formula="of:=['cash flow'.E16]" office:value-type="float" office:value="1">
            <text:p>1</text:p>
          </table:table-cell>
          <table:table-cell table:formula="of:=['cash flow'.F16]" office:value-type="float" office:value="1">
            <text:p>1</text:p>
          </table:table-cell>
          <table:table-cell table:formula="of:=['cash flow'.G16]" office:value-type="float" office:value="1">
            <text:p>1</text:p>
          </table:table-cell>
          <table:table-cell table:formula="of:=['cash flow'.H16]" office:value-type="float" office:value="1">
            <text:p>1</text:p>
          </table:table-cell>
          <table:table-cell table:formula="of:=['cash flow'.I16]" office:value-type="float" office:value="1">
            <text:p>1</text:p>
          </table:table-cell>
          <table:table-cell table:formula="of:=['cash flow'.J16]" office:value-type="float" office:value="1">
            <text:p>1</text:p>
          </table:table-cell>
          <table:table-cell table:formula="of:=['cash flow'.K16]" office:value-type="float" office:value="1">
            <text:p>1</text:p>
          </table:table-cell>
          <table:table-cell table:formula="of:=['cash flow'.L16]" office:value-type="float" office:value="1">
            <text:p>1</text:p>
          </table:table-cell>
          <table:table-cell table:formula="of:=['cash flow'.M16]" office:value-type="float" office:value="1">
            <text:p>1</text:p>
          </table:table-cell>
          <table:table-cell table:formula="of:=['cash flow'.N16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17]" office:value-type="string" office:string-value="Senior Developer">
            <text:p>Senior Developer</text:p>
          </table:table-cell>
          <table:table-cell table:formula="of:=['cash flow'.B17]" office:value-type="float" office:value="24000">
            <text:p>24000</text:p>
          </table:table-cell>
          <table:table-cell table:formula="of:=['cash flow'.C17]" office:value-type="float" office:value="1">
            <text:p>1</text:p>
          </table:table-cell>
          <table:table-cell table:formula="of:=['cash flow'.D17]" office:value-type="float" office:value="1">
            <text:p>1</text:p>
          </table:table-cell>
          <table:table-cell table:formula="of:=['cash flow'.E17]" office:value-type="float" office:value="1">
            <text:p>1</text:p>
          </table:table-cell>
          <table:table-cell table:formula="of:=['cash flow'.F17]" office:value-type="float" office:value="1">
            <text:p>1</text:p>
          </table:table-cell>
          <table:table-cell table:formula="of:=['cash flow'.G17]" office:value-type="float" office:value="1">
            <text:p>1</text:p>
          </table:table-cell>
          <table:table-cell table:formula="of:=['cash flow'.H17]" office:value-type="float" office:value="1">
            <text:p>1</text:p>
          </table:table-cell>
          <table:table-cell table:formula="of:=['cash flow'.I17]" office:value-type="float" office:value="1">
            <text:p>1</text:p>
          </table:table-cell>
          <table:table-cell table:formula="of:=['cash flow'.J17]" office:value-type="float" office:value="1">
            <text:p>1</text:p>
          </table:table-cell>
          <table:table-cell table:formula="of:=['cash flow'.K17]" office:value-type="float" office:value="1">
            <text:p>1</text:p>
          </table:table-cell>
          <table:table-cell table:formula="of:=['cash flow'.L17]" office:value-type="float" office:value="1">
            <text:p>1</text:p>
          </table:table-cell>
          <table:table-cell table:formula="of:=['cash flow'.M17]" office:value-type="float" office:value="1">
            <text:p>1</text:p>
          </table:table-cell>
          <table:table-cell table:formula="of:=['cash flow'.N17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18]" office:value-type="string" office:string-value="Web Developer">
            <text:p>Web Developer</text:p>
          </table:table-cell>
          <table:table-cell table:formula="of:=['cash flow'.B18]" office:value-type="float" office:value="21000">
            <text:p>21000</text:p>
          </table:table-cell>
          <table:table-cell table:formula="of:=['cash flow'.C18]" office:value-type="float" office:value="1">
            <text:p>1</text:p>
          </table:table-cell>
          <table:table-cell table:formula="of:=['cash flow'.D18]" office:value-type="float" office:value="1">
            <text:p>1</text:p>
          </table:table-cell>
          <table:table-cell table:formula="of:=['cash flow'.E18]" office:value-type="float" office:value="1">
            <text:p>1</text:p>
          </table:table-cell>
          <table:table-cell table:formula="of:=['cash flow'.F18]" office:value-type="float" office:value="1">
            <text:p>1</text:p>
          </table:table-cell>
          <table:table-cell table:formula="of:=['cash flow'.G18]" office:value-type="float" office:value="2">
            <text:p>2</text:p>
          </table:table-cell>
          <table:table-cell table:formula="of:=['cash flow'.H18]" office:value-type="float" office:value="2">
            <text:p>2</text:p>
          </table:table-cell>
          <table:table-cell table:formula="of:=['cash flow'.I18]" office:value-type="float" office:value="2">
            <text:p>2</text:p>
          </table:table-cell>
          <table:table-cell table:formula="of:=['cash flow'.J18]" office:value-type="float" office:value="2">
            <text:p>2</text:p>
          </table:table-cell>
          <table:table-cell table:formula="of:=['cash flow'.K18]" office:value-type="float" office:value="2">
            <text:p>2</text:p>
          </table:table-cell>
          <table:table-cell table:formula="of:=['cash flow'.L18]" office:value-type="float" office:value="2">
            <text:p>2</text:p>
          </table:table-cell>
          <table:table-cell table:formula="of:=['cash flow'.M18]" office:value-type="float" office:value="2">
            <text:p>2</text:p>
          </table:table-cell>
          <table:table-cell table:formula="of:=['cash flow'.N18]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formula="of:=['cash flow'.A19]" office:value-type="string" office:string-value="Developer">
            <text:p>Developer</text:p>
          </table:table-cell>
          <table:table-cell table:formula="of:=['cash flow'.B19]" office:value-type="float" office:value="19500">
            <text:p>19500</text:p>
          </table:table-cell>
          <table:table-cell table:formula="of:=['cash flow'.C19]" office:value-type="float" office:value="3">
            <text:p>3</text:p>
          </table:table-cell>
          <table:table-cell table:formula="of:=['cash flow'.D19]" office:value-type="float" office:value="3">
            <text:p>3</text:p>
          </table:table-cell>
          <table:table-cell table:formula="of:=['cash flow'.E19]" office:value-type="float" office:value="3">
            <text:p>3</text:p>
          </table:table-cell>
          <table:table-cell table:formula="of:=['cash flow'.F19]" office:value-type="float" office:value="3">
            <text:p>3</text:p>
          </table:table-cell>
          <table:table-cell table:formula="of:=['cash flow'.G19]" office:value-type="float" office:value="3">
            <text:p>3</text:p>
          </table:table-cell>
          <table:table-cell table:formula="of:=['cash flow'.H19]" office:value-type="float" office:value="3">
            <text:p>3</text:p>
          </table:table-cell>
          <table:table-cell table:formula="of:=['cash flow'.I19]" office:value-type="float" office:value="3">
            <text:p>3</text:p>
          </table:table-cell>
          <table:table-cell table:formula="of:=['cash flow'.J19]" office:value-type="float" office:value="3">
            <text:p>3</text:p>
          </table:table-cell>
          <table:table-cell table:formula="of:=['cash flow'.K19]" office:value-type="float" office:value="3">
            <text:p>3</text:p>
          </table:table-cell>
          <table:table-cell table:formula="of:=['cash flow'.L19]" office:value-type="float" office:value="3">
            <text:p>3</text:p>
          </table:table-cell>
          <table:table-cell table:formula="of:=['cash flow'.M19]" office:value-type="float" office:value="3">
            <text:p>3</text:p>
          </table:table-cell>
          <table:table-cell table:formula="of:=['cash flow'.N19]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formula="of:=['cash flow'.A20]" office:value-type="string" office:string-value="HR Manager">
            <text:p>HR Manager</text:p>
          </table:table-cell>
          <table:table-cell table:formula="of:=['cash flow'.B20]" office:value-type="float" office:value="22000">
            <text:p>22000</text:p>
          </table:table-cell>
          <table:table-cell table:formula="of:=['cash flow'.C20]" office:value-type="float" office:value="1">
            <text:p>1</text:p>
          </table:table-cell>
          <table:table-cell table:formula="of:=['cash flow'.D20]" office:value-type="float" office:value="1">
            <text:p>1</text:p>
          </table:table-cell>
          <table:table-cell table:formula="of:=['cash flow'.E20]" office:value-type="float" office:value="1">
            <text:p>1</text:p>
          </table:table-cell>
          <table:table-cell table:formula="of:=['cash flow'.F20]" office:value-type="float" office:value="1">
            <text:p>1</text:p>
          </table:table-cell>
          <table:table-cell table:formula="of:=['cash flow'.G20]" office:value-type="float" office:value="1">
            <text:p>1</text:p>
          </table:table-cell>
          <table:table-cell table:formula="of:=['cash flow'.H20]" office:value-type="float" office:value="1">
            <text:p>1</text:p>
          </table:table-cell>
          <table:table-cell table:formula="of:=['cash flow'.I20]" office:value-type="float" office:value="1">
            <text:p>1</text:p>
          </table:table-cell>
          <table:table-cell table:formula="of:=['cash flow'.J20]" office:value-type="float" office:value="1">
            <text:p>1</text:p>
          </table:table-cell>
          <table:table-cell table:formula="of:=['cash flow'.K20]" office:value-type="float" office:value="1">
            <text:p>1</text:p>
          </table:table-cell>
          <table:table-cell table:formula="of:=['cash flow'.L20]" office:value-type="float" office:value="1">
            <text:p>1</text:p>
          </table:table-cell>
          <table:table-cell table:formula="of:=['cash flow'.M20]" office:value-type="float" office:value="1">
            <text:p>1</text:p>
          </table:table-cell>
          <table:table-cell table:formula="of:=['cash flow'.N20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21]" office:value-type="string" office:string-value="Sales">
            <text:p>Sales</text:p>
          </table:table-cell>
          <table:table-cell table:formula="of:=['cash flow'.B21]" office:value-type="float" office:value="28000">
            <text:p>28000</text:p>
          </table:table-cell>
          <table:table-cell table:formula="of:=['cash flow'.C21]" office:value-type="float" office:value="3">
            <text:p>3</text:p>
          </table:table-cell>
          <table:table-cell table:formula="of:=['cash flow'.D21]" office:value-type="float" office:value="3">
            <text:p>3</text:p>
          </table:table-cell>
          <table:table-cell table:formula="of:=['cash flow'.E21]" office:value-type="float" office:value="3">
            <text:p>3</text:p>
          </table:table-cell>
          <table:table-cell table:formula="of:=['cash flow'.F21]" office:value-type="float" office:value="3">
            <text:p>3</text:p>
          </table:table-cell>
          <table:table-cell table:formula="of:=['cash flow'.G21]" office:value-type="float" office:value="3">
            <text:p>3</text:p>
          </table:table-cell>
          <table:table-cell table:formula="of:=['cash flow'.H21]" office:value-type="float" office:value="3">
            <text:p>3</text:p>
          </table:table-cell>
          <table:table-cell table:formula="of:=['cash flow'.I21]" office:value-type="float" office:value="3">
            <text:p>3</text:p>
          </table:table-cell>
          <table:table-cell table:formula="of:=['cash flow'.J21]" office:value-type="float" office:value="3">
            <text:p>3</text:p>
          </table:table-cell>
          <table:table-cell table:formula="of:=['cash flow'.K21]" office:value-type="float" office:value="3">
            <text:p>3</text:p>
          </table:table-cell>
          <table:table-cell table:formula="of:=['cash flow'.L21]" office:value-type="float" office:value="3">
            <text:p>3</text:p>
          </table:table-cell>
          <table:table-cell table:formula="of:=['cash flow'.M21]" office:value-type="float" office:value="3">
            <text:p>3</text:p>
          </table:table-cell>
          <table:table-cell table:formula="of:=['cash flow'.N21]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formula="of:=['cash flow'.A22]" office:value-type="string" office:string-value="Marketing Manager">
            <text:p>Marketing Manager</text:p>
          </table:table-cell>
          <table:table-cell table:formula="of:=['cash flow'.B22]" office:value-type="float" office:value="22000">
            <text:p>22000</text:p>
          </table:table-cell>
          <table:table-cell table:formula="of:=['cash flow'.C22]" office:value-type="float" office:value="1">
            <text:p>1</text:p>
          </table:table-cell>
          <table:table-cell table:formula="of:=['cash flow'.D22]" office:value-type="float" office:value="1">
            <text:p>1</text:p>
          </table:table-cell>
          <table:table-cell table:formula="of:=['cash flow'.E22]" office:value-type="float" office:value="1">
            <text:p>1</text:p>
          </table:table-cell>
          <table:table-cell table:formula="of:=['cash flow'.F22]" office:value-type="float" office:value="1">
            <text:p>1</text:p>
          </table:table-cell>
          <table:table-cell table:formula="of:=['cash flow'.G22]" office:value-type="float" office:value="1">
            <text:p>1</text:p>
          </table:table-cell>
          <table:table-cell table:formula="of:=['cash flow'.H22]" office:value-type="float" office:value="1">
            <text:p>1</text:p>
          </table:table-cell>
          <table:table-cell table:formula="of:=['cash flow'.I22]" office:value-type="float" office:value="1">
            <text:p>1</text:p>
          </table:table-cell>
          <table:table-cell table:formula="of:=['cash flow'.J22]" office:value-type="float" office:value="1">
            <text:p>1</text:p>
          </table:table-cell>
          <table:table-cell table:formula="of:=['cash flow'.K22]" office:value-type="float" office:value="1">
            <text:p>1</text:p>
          </table:table-cell>
          <table:table-cell table:formula="of:=['cash flow'.L22]" office:value-type="float" office:value="1">
            <text:p>1</text:p>
          </table:table-cell>
          <table:table-cell table:formula="of:=['cash flow'.M22]" office:value-type="float" office:value="1">
            <text:p>1</text:p>
          </table:table-cell>
          <table:table-cell table:formula="of:=['cash flow'.N22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23]" office:value-type="string" office:string-value="Salaries">
            <text:p>Salaries</text:p>
          </table:table-cell>
          <table:table-cell table:style-name="ce13"/>
          <table:table-cell table:style-name="ce46" table:formula="of:=['cash flow'.C23]" office:value-type="float" office:value="21125">
            <text:p>21,125</text:p>
          </table:table-cell>
          <table:table-cell table:style-name="ce46" table:formula="of:=['cash flow'.D23]" office:value-type="float" office:value="21125">
            <text:p>21,125</text:p>
          </table:table-cell>
          <table:table-cell table:style-name="ce46" table:formula="of:=['cash flow'.E23]" office:value-type="float" office:value="21125">
            <text:p>21,125</text:p>
          </table:table-cell>
          <table:table-cell table:style-name="ce46" table:formula="of:=['cash flow'.F23]" office:value-type="float" office:value="21125">
            <text:p>21,125</text:p>
          </table:table-cell>
          <table:table-cell table:style-name="ce46" table:formula="of:=['cash flow'.G23]" office:value-type="float" office:value="22875">
            <text:p>22,875</text:p>
          </table:table-cell>
          <table:table-cell table:style-name="ce46" table:formula="of:=['cash flow'.H23]" office:value-type="float" office:value="22875">
            <text:p>22,875</text:p>
          </table:table-cell>
          <table:table-cell table:style-name="ce46" table:formula="of:=['cash flow'.I23]" office:value-type="float" office:value="22875">
            <text:p>22,875</text:p>
          </table:table-cell>
          <table:table-cell table:style-name="ce46" table:formula="of:=['cash flow'.J23]" office:value-type="float" office:value="22875">
            <text:p>22,875</text:p>
          </table:table-cell>
          <table:table-cell table:style-name="ce46" table:formula="of:=['cash flow'.K23]" office:value-type="float" office:value="22875">
            <text:p>22,875</text:p>
          </table:table-cell>
          <table:table-cell table:style-name="ce46" table:formula="of:=['cash flow'.L23]" office:value-type="float" office:value="22875">
            <text:p>22,875</text:p>
          </table:table-cell>
          <table:table-cell table:style-name="ce46" table:formula="of:=['cash flow'.M23]" office:value-type="float" office:value="22875">
            <text:p>22,875</text:p>
          </table:table-cell>
          <table:table-cell table:style-name="ce50" table:formula="of:=['cash flow'.N23]" office:value-type="float" office:value="22875">
            <text:p>22,875</text:p>
          </table:table-cell>
          <table:table-cell table:number-columns-repeated="6"/>
        </table:table-row>
        <table:table-row table:style-name="ro1">
          <table:table-cell office:value-type="string">
            <text:p>On Costs</text:p>
          </table:table-cell>
          <table:table-cell/>
          <table:table-cell table:formula="of:=['cash flow'.C24]" office:value-type="float" office:value="3168.75">
            <text:p>3,169</text:p>
          </table:table-cell>
          <table:table-cell table:formula="of:=['cash flow'.D24]" office:value-type="float" office:value="3168.75">
            <text:p>3,169</text:p>
          </table:table-cell>
          <table:table-cell table:formula="of:=['cash flow'.E24]" office:value-type="float" office:value="3168.75">
            <text:p>3,169</text:p>
          </table:table-cell>
          <table:table-cell table:formula="of:=['cash flow'.F24]" office:value-type="float" office:value="3168.75">
            <text:p>3,169</text:p>
          </table:table-cell>
          <table:table-cell table:formula="of:=['cash flow'.G24]" office:value-type="float" office:value="3431.25">
            <text:p>3,431</text:p>
          </table:table-cell>
          <table:table-cell table:formula="of:=['cash flow'.H24]" office:value-type="float" office:value="3431.25">
            <text:p>3,431</text:p>
          </table:table-cell>
          <table:table-cell table:formula="of:=['cash flow'.I24]" office:value-type="float" office:value="3431.25">
            <text:p>3,431</text:p>
          </table:table-cell>
          <table:table-cell table:formula="of:=['cash flow'.J24]" office:value-type="float" office:value="3431.25">
            <text:p>3,431</text:p>
          </table:table-cell>
          <table:table-cell table:formula="of:=['cash flow'.K24]" office:value-type="float" office:value="3431.25">
            <text:p>3,431</text:p>
          </table:table-cell>
          <table:table-cell table:formula="of:=['cash flow'.L24]" office:value-type="float" office:value="3431.25">
            <text:p>3,431</text:p>
          </table:table-cell>
          <table:table-cell table:formula="of:=['cash flow'.M24]" office:value-type="float" office:value="3431.25">
            <text:p>3,431</text:p>
          </table:table-cell>
          <table:table-cell table:formula="of:=['cash flow'.N24]" office:value-type="float" office:value="3431.25">
            <text:p>3,431</text:p>
          </table:table-cell>
          <table:table-cell table:number-columns-repeated="6"/>
        </table:table-row>
        <table:table-row table:style-name="ro1">
          <table:table-cell table:formula="of:=['cash flow'.A25]" office:value-type="string" office:string-value="Rent">
            <text:p>Rent</text:p>
          </table:table-cell>
          <table:table-cell table:formula="of:=['cash flow'.B25]" office:value-type="float" office:value="19600">
            <text:p>19600</text:p>
          </table:table-cell>
          <table:table-cell table:formula="of:=['cash flow'.C25]" office:value-type="float" office:value="1540">
            <text:p>1,540</text:p>
          </table:table-cell>
          <table:table-cell table:formula="of:=['cash flow'.D25]" office:value-type="float" office:value="1540">
            <text:p>1,540</text:p>
          </table:table-cell>
          <table:table-cell table:formula="of:=['cash flow'.E25]" office:value-type="float" office:value="1540">
            <text:p>1,540</text:p>
          </table:table-cell>
          <table:table-cell table:formula="of:=['cash flow'.F25]" office:value-type="float" office:value="1540">
            <text:p>1,540</text:p>
          </table:table-cell>
          <table:table-cell table:formula="of:=['cash flow'.G25]" office:value-type="float" office:value="1680">
            <text:p>1,680</text:p>
          </table:table-cell>
          <table:table-cell table:formula="of:=['cash flow'.H25]" office:value-type="float" office:value="1680">
            <text:p>1,680</text:p>
          </table:table-cell>
          <table:table-cell table:formula="of:=['cash flow'.I25]" office:value-type="float" office:value="1680">
            <text:p>1,680</text:p>
          </table:table-cell>
          <table:table-cell table:formula="of:=['cash flow'.J25]" office:value-type="float" office:value="1680">
            <text:p>1,680</text:p>
          </table:table-cell>
          <table:table-cell table:formula="of:=['cash flow'.K25]" office:value-type="float" office:value="1680">
            <text:p>1,680</text:p>
          </table:table-cell>
          <table:table-cell table:formula="of:=['cash flow'.L25]" office:value-type="float" office:value="1680">
            <text:p>1,680</text:p>
          </table:table-cell>
          <table:table-cell table:formula="of:=['cash flow'.M25]" office:value-type="float" office:value="1680">
            <text:p>1,680</text:p>
          </table:table-cell>
          <table:table-cell table:formula="of:=['cash flow'.N25]" office:value-type="float" office:value="1680">
            <text:p>1,680</text:p>
          </table:table-cell>
          <table:table-cell table:number-columns-repeated="4"/>
          <table:table-cell table:style-name="ce1" office:value-type="string">
            <text:p>Per person:</text:p>
          </table:table-cell>
          <table:table-cell table:style-name="ce36" office:value-type="float" office:value="140">
            <text:p>140</text:p>
          </table:table-cell>
        </table:table-row>
        <table:table-row table:style-name="ro1">
          <table:table-cell table:formula="of:=['cash flow'.A26]" office:value-type="string" office:string-value="Telephone">
            <text:p>Telephone</text:p>
          </table:table-cell>
          <table:table-cell table:formula="of:=['cash flow'.B26]" office:value-type="float" office:value="361.6">
            <text:p>362</text:p>
          </table:table-cell>
          <table:table-cell table:formula="of:=['cash flow'.C26]" office:value-type="float" office:value="132.8">
            <text:p>133</text:p>
          </table:table-cell>
          <table:table-cell table:formula="of:=['cash flow'.D26]" office:value-type="float" office:value="20.8">
            <text:p>21</text:p>
          </table:table-cell>
          <table:table-cell table:formula="of:=['cash flow'.E26]" office:value-type="float" office:value="20.8">
            <text:p>21</text:p>
          </table:table-cell>
          <table:table-cell table:formula="of:=['cash flow'.F26]" office:value-type="float" office:value="20.8">
            <text:p>21</text:p>
          </table:table-cell>
          <table:table-cell table:formula="of:=['cash flow'.G26]" office:value-type="float" office:value="20.8">
            <text:p>21</text:p>
          </table:table-cell>
          <table:table-cell table:formula="of:=['cash flow'.H26]" office:value-type="float" office:value="20.8">
            <text:p>21</text:p>
          </table:table-cell>
          <table:table-cell table:formula="of:=['cash flow'.I26]" office:value-type="float" office:value="20.8">
            <text:p>21</text:p>
          </table:table-cell>
          <table:table-cell table:formula="of:=['cash flow'.J26]" office:value-type="float" office:value="20.8">
            <text:p>21</text:p>
          </table:table-cell>
          <table:table-cell table:formula="of:=['cash flow'.K26]" office:value-type="float" office:value="20.8">
            <text:p>21</text:p>
          </table:table-cell>
          <table:table-cell table:formula="of:=['cash flow'.L26]" office:value-type="float" office:value="20.8">
            <text:p>21</text:p>
          </table:table-cell>
          <table:table-cell table:formula="of:=['cash flow'.M26]" office:value-type="float" office:value="20.8">
            <text:p>21</text:p>
          </table:table-cell>
          <table:table-cell table:formula="of:=['cash flow'.N26]" office:value-type="float" office:value="20.8">
            <text:p>21</text:p>
          </table:table-cell>
          <table:table-cell table:number-columns-repeated="4"/>
          <table:table-cell table:style-name="ce1" office:value-type="string">
            <text:p>phone per month</text:p>
          </table:table-cell>
          <table:table-cell table:style-name="ce36" office:value-type="float" office:value="20.8">
            <text:p>20.8</text:p>
          </table:table-cell>
        </table:table-row>
        <table:table-row table:style-name="ro1">
          <table:table-cell table:formula="of:=['cash flow'.A27]" office:value-type="string" office:string-value="ISP">
            <text:p>ISP</text:p>
          </table:table-cell>
          <table:table-cell table:formula="of:=['cash flow'.B27]" office:value-type="float" office:value="0">
            <text:p>0</text:p>
          </table:table-cell>
          <table:table-cell table:formula="of:=['cash flow'.C27]" office:value-type="float" office:value="0">
            <text:p>0</text:p>
          </table:table-cell>
          <table:table-cell table:formula="of:=['cash flow'.D27]" office:value-type="float" office:value="0">
            <text:p>0</text:p>
          </table:table-cell>
          <table:table-cell table:formula="of:=['cash flow'.E27]" office:value-type="float" office:value="0">
            <text:p>0</text:p>
          </table:table-cell>
          <table:table-cell table:formula="of:=['cash flow'.F27]" office:value-type="float" office:value="0">
            <text:p>0</text:p>
          </table:table-cell>
          <table:table-cell table:formula="of:=['cash flow'.G27]" office:value-type="float" office:value="0">
            <text:p>0</text:p>
          </table:table-cell>
          <table:table-cell table:formula="of:=['cash flow'.H27]" office:value-type="float" office:value="0">
            <text:p>0</text:p>
          </table:table-cell>
          <table:table-cell table:formula="of:=['cash flow'.I27]" office:value-type="float" office:value="0">
            <text:p>0</text:p>
          </table:table-cell>
          <table:table-cell table:formula="of:=['cash flow'.J27]" office:value-type="float" office:value="0">
            <text:p>0</text:p>
          </table:table-cell>
          <table:table-cell table:formula="of:=['cash flow'.K27]" office:value-type="float" office:value="0">
            <text:p>0</text:p>
          </table:table-cell>
          <table:table-cell table:formula="of:=['cash flow'.L27]" office:value-type="float" office:value="0">
            <text:p>0</text:p>
          </table:table-cell>
          <table:table-cell table:formula="of:=['cash flow'.M27]" office:value-type="float" office:value="0">
            <text:p>0</text:p>
          </table:table-cell>
          <table:table-cell table:formula="of:=['cash flow'.N27]" office:value-type="float" office:value="0">
            <text:p>0</text:p>
          </table:table-cell>
          <table:table-cell table:number-columns-repeated="4"/>
          <table:table-cell table:style-name="ce1" office:value-type="string">
            <text:p>ISP per month:</text:p>
          </table:table-cell>
          <table:table-cell table:style-name="ce36" office:value-type="float" office:value="0">
            <text:p>0</text:p>
          </table:table-cell>
        </table:table-row>
        <table:table-row table:style-name="ro1">
          <table:table-cell table:formula="of:=['cash flow'.A28]" office:value-type="string" office:string-value="Advertising">
            <text:p>Advertising</text:p>
          </table:table-cell>
          <table:table-cell office:value-type="float" office:value="7000">
            <text:p>7000</text:p>
          </table:table-cell>
          <table:table-cell table:formula="of:=['cash flow'.C28]" office:value-type="float" office:value="300">
            <text:p>300</text:p>
          </table:table-cell>
          <table:table-cell table:formula="of:=['cash flow'.D28]" office:value-type="float" office:value="300">
            <text:p>300</text:p>
          </table:table-cell>
          <table:table-cell table:formula="of:=['cash flow'.E28]" office:value-type="float" office:value="300">
            <text:p>300</text:p>
          </table:table-cell>
          <table:table-cell table:formula="of:=['cash flow'.F28]" office:value-type="float" office:value="300">
            <text:p>300</text:p>
          </table:table-cell>
          <table:table-cell table:formula="of:=['cash flow'.G28]" office:value-type="float" office:value="300">
            <text:p>300</text:p>
          </table:table-cell>
          <table:table-cell table:formula="of:=['cash flow'.H28]" office:value-type="float" office:value="300">
            <text:p>300</text:p>
          </table:table-cell>
          <table:table-cell table:formula="of:=['cash flow'.I28]" office:value-type="float" office:value="300">
            <text:p>300</text:p>
          </table:table-cell>
          <table:table-cell table:formula="of:=['cash flow'.J28]" office:value-type="float" office:value="300">
            <text:p>300</text:p>
          </table:table-cell>
          <table:table-cell table:formula="of:=['cash flow'.K28]" office:value-type="float" office:value="300">
            <text:p>300</text:p>
          </table:table-cell>
          <table:table-cell table:formula="of:=['cash flow'.L28]" office:value-type="float" office:value="300">
            <text:p>300</text:p>
          </table:table-cell>
          <table:table-cell table:formula="of:=['cash flow'.M28]" office:value-type="float" office:value="300">
            <text:p>300</text:p>
          </table:table-cell>
          <table:table-cell table:formula="of:=['cash flow'.N28]" office:value-type="float" office:value="300">
            <text:p>300</text:p>
          </table:table-cell>
          <table:table-cell table:number-columns-repeated="4"/>
          <table:table-cell table:style-name="ce1" office:value-type="string">
            <text:p>Advertising</text:p>
          </table:table-cell>
          <table:table-cell table:style-name="ce36"/>
        </table:table-row>
        <table:table-row table:style-name="ro1">
          <table:table-cell table:formula="of:=['cash flow'.A29]" office:value-type="string" office:string-value="Travel">
            <text:p>Travel</text:p>
          </table:table-cell>
          <table:table-cell table:formula="of:=['cash flow'.B29]" office:value-type="float" office:value="1800">
            <text:p>1800</text:p>
          </table:table-cell>
          <table:table-cell table:formula="of:=['cash flow'.C29]" office:value-type="float" office:value="150">
            <text:p>150</text:p>
          </table:table-cell>
          <table:table-cell table:formula="of:=['cash flow'.D29]" office:value-type="float" office:value="150">
            <text:p>150</text:p>
          </table:table-cell>
          <table:table-cell table:formula="of:=['cash flow'.E29]" office:value-type="float" office:value="150">
            <text:p>150</text:p>
          </table:table-cell>
          <table:table-cell table:formula="of:=['cash flow'.F29]" office:value-type="float" office:value="150">
            <text:p>150</text:p>
          </table:table-cell>
          <table:table-cell table:formula="of:=['cash flow'.G29]" office:value-type="float" office:value="150">
            <text:p>150</text:p>
          </table:table-cell>
          <table:table-cell table:formula="of:=['cash flow'.H29]" office:value-type="float" office:value="150">
            <text:p>150</text:p>
          </table:table-cell>
          <table:table-cell table:formula="of:=['cash flow'.I29]" office:value-type="float" office:value="150">
            <text:p>150</text:p>
          </table:table-cell>
          <table:table-cell table:formula="of:=['cash flow'.J29]" office:value-type="float" office:value="150">
            <text:p>150</text:p>
          </table:table-cell>
          <table:table-cell table:formula="of:=['cash flow'.K29]" office:value-type="float" office:value="150">
            <text:p>150</text:p>
          </table:table-cell>
          <table:table-cell table:formula="of:=['cash flow'.L29]" office:value-type="float" office:value="150">
            <text:p>150</text:p>
          </table:table-cell>
          <table:table-cell table:formula="of:=['cash flow'.M29]" office:value-type="float" office:value="150">
            <text:p>150</text:p>
          </table:table-cell>
          <table:table-cell table:formula="of:=['cash flow'.N29]" office:value-type="float" office:value="150">
            <text:p>150</text:p>
          </table:table-cell>
          <table:table-cell table:number-columns-repeated="4"/>
          <table:table-cell table:style-name="ce1" office:value-type="string">
            <text:p>Travel</text:p>
          </table:table-cell>
          <table:table-cell table:style-name="ce36"/>
        </table:table-row>
        <table:table-row table:style-name="ro1">
          <table:table-cell table:formula="of:=['cash flow'.A30]" office:value-type="string" office:string-value="Legal">
            <text:p>Legal</text:p>
          </table:table-cell>
          <table:table-cell table:formula="of:=['cash flow'.B30]" office:value-type="float" office:value="840">
            <text:p>840</text:p>
          </table:table-cell>
          <table:table-cell table:formula="of:=['cash flow'.C30]" office:value-type="float" office:value="70">
            <text:p>70</text:p>
          </table:table-cell>
          <table:table-cell table:formula="of:=['cash flow'.D30]" office:value-type="float" office:value="70">
            <text:p>70</text:p>
          </table:table-cell>
          <table:table-cell table:formula="of:=['cash flow'.E30]" office:value-type="float" office:value="70">
            <text:p>70</text:p>
          </table:table-cell>
          <table:table-cell table:formula="of:=['cash flow'.F30]" office:value-type="float" office:value="70">
            <text:p>70</text:p>
          </table:table-cell>
          <table:table-cell table:formula="of:=['cash flow'.G30]" office:value-type="float" office:value="70">
            <text:p>70</text:p>
          </table:table-cell>
          <table:table-cell table:formula="of:=['cash flow'.H30]" office:value-type="float" office:value="70">
            <text:p>70</text:p>
          </table:table-cell>
          <table:table-cell table:formula="of:=['cash flow'.I30]" office:value-type="float" office:value="70">
            <text:p>70</text:p>
          </table:table-cell>
          <table:table-cell table:formula="of:=['cash flow'.J30]" office:value-type="float" office:value="70">
            <text:p>70</text:p>
          </table:table-cell>
          <table:table-cell table:formula="of:=['cash flow'.K30]" office:value-type="float" office:value="70">
            <text:p>70</text:p>
          </table:table-cell>
          <table:table-cell table:formula="of:=['cash flow'.L30]" office:value-type="float" office:value="70">
            <text:p>70</text:p>
          </table:table-cell>
          <table:table-cell table:formula="of:=['cash flow'.M30]" office:value-type="float" office:value="70">
            <text:p>70</text:p>
          </table:table-cell>
          <table:table-cell table:formula="of:=['cash flow'.N30]" office:value-type="float" office:value="70">
            <text:p>70</text:p>
          </table:table-cell>
          <table:table-cell table:number-columns-repeated="4"/>
          <table:table-cell table:style-name="ce1" office:value-type="string">
            <text:p>Legal</text:p>
          </table:table-cell>
          <table:table-cell table:style-name="ce36"/>
        </table:table-row>
        <table:table-row table:style-name="ro1">
          <table:table-cell table:formula="of:=['cash flow'.A31]" office:value-type="string" office:string-value="Insurance">
            <text:p>Insurance</text:p>
          </table:table-cell>
          <table:table-cell table:formula="of:=['cash flow'.B31]" office:value-type="float" office:value="900">
            <text:p>900</text:p>
          </table:table-cell>
          <table:table-cell table:formula="of:=['cash flow'.C31]" office:value-type="float" office:value="75">
            <text:p>75</text:p>
          </table:table-cell>
          <table:table-cell table:formula="of:=['cash flow'.D31]" office:value-type="float" office:value="75">
            <text:p>75</text:p>
          </table:table-cell>
          <table:table-cell table:formula="of:=['cash flow'.E31]" office:value-type="float" office:value="75">
            <text:p>75</text:p>
          </table:table-cell>
          <table:table-cell table:formula="of:=['cash flow'.F31]" office:value-type="float" office:value="75">
            <text:p>75</text:p>
          </table:table-cell>
          <table:table-cell table:formula="of:=['cash flow'.G31]" office:value-type="float" office:value="75">
            <text:p>75</text:p>
          </table:table-cell>
          <table:table-cell table:formula="of:=['cash flow'.H31]" office:value-type="float" office:value="75">
            <text:p>75</text:p>
          </table:table-cell>
          <table:table-cell table:formula="of:=['cash flow'.I31]" office:value-type="float" office:value="75">
            <text:p>75</text:p>
          </table:table-cell>
          <table:table-cell table:formula="of:=['cash flow'.J31]" office:value-type="float" office:value="75">
            <text:p>75</text:p>
          </table:table-cell>
          <table:table-cell table:formula="of:=['cash flow'.K31]" office:value-type="float" office:value="75">
            <text:p>75</text:p>
          </table:table-cell>
          <table:table-cell table:formula="of:=['cash flow'.L31]" office:value-type="float" office:value="75">
            <text:p>75</text:p>
          </table:table-cell>
          <table:table-cell table:formula="of:=['cash flow'.M31]" office:value-type="float" office:value="75">
            <text:p>75</text:p>
          </table:table-cell>
          <table:table-cell table:formula="of:=['cash flow'.N31]" office:value-type="float" office:value="75">
            <text:p>75</text:p>
          </table:table-cell>
          <table:table-cell table:number-columns-repeated="4"/>
          <table:table-cell table:style-name="ce1" office:value-type="string">
            <text:p>Insurance</text:p>
          </table:table-cell>
          <table:table-cell table:style-name="ce36"/>
        </table:table-row>
        <table:table-row table:style-name="ro1">
          <table:table-cell table:formula="of:=['cash flow'.A32]" office:value-type="string" office:string-value="Accountant">
            <text:p>Accountant</text:p>
          </table:table-cell>
          <table:table-cell table:formula="of:=['cash flow'.B32]" office:value-type="float" office:value="600">
            <text:p>600</text:p>
          </table:table-cell>
          <table:table-cell table:formula="of:=['cash flow'.C32]" office:value-type="float" office:value="50">
            <text:p>50</text:p>
          </table:table-cell>
          <table:table-cell table:formula="of:=['cash flow'.D32]" office:value-type="float" office:value="50">
            <text:p>50</text:p>
          </table:table-cell>
          <table:table-cell table:formula="of:=['cash flow'.E32]" office:value-type="float" office:value="50">
            <text:p>50</text:p>
          </table:table-cell>
          <table:table-cell table:formula="of:=['cash flow'.F32]" office:value-type="float" office:value="50">
            <text:p>50</text:p>
          </table:table-cell>
          <table:table-cell table:formula="of:=['cash flow'.G32]" office:value-type="float" office:value="50">
            <text:p>50</text:p>
          </table:table-cell>
          <table:table-cell table:formula="of:=['cash flow'.H32]" office:value-type="float" office:value="50">
            <text:p>50</text:p>
          </table:table-cell>
          <table:table-cell table:formula="of:=['cash flow'.I32]" office:value-type="float" office:value="50">
            <text:p>50</text:p>
          </table:table-cell>
          <table:table-cell table:formula="of:=['cash flow'.J32]" office:value-type="float" office:value="50">
            <text:p>50</text:p>
          </table:table-cell>
          <table:table-cell table:formula="of:=['cash flow'.K32]" office:value-type="float" office:value="50">
            <text:p>50</text:p>
          </table:table-cell>
          <table:table-cell table:formula="of:=['cash flow'.L32]" office:value-type="float" office:value="50">
            <text:p>50</text:p>
          </table:table-cell>
          <table:table-cell table:formula="of:=['cash flow'.M32]" office:value-type="float" office:value="50">
            <text:p>50</text:p>
          </table:table-cell>
          <table:table-cell table:formula="of:=['cash flow'.N32]" office:value-type="float" office:value="50">
            <text:p>50</text:p>
          </table:table-cell>
          <table:table-cell table:number-columns-repeated="4"/>
          <table:table-cell table:style-name="ce1" office:value-type="string">
            <text:p>Accountant</text:p>
          </table:table-cell>
          <table:table-cell table:style-name="ce36" office:value-type="float" office:value="49.99">
            <text:p>49.99</text:p>
          </table:table-cell>
        </table:table-row>
        <table:table-row table:style-name="ro1">
          <table:table-cell table:formula="of:=['cash flow'.A35]" office:value-type="string" office:string-value="Loans">
            <text:p>Loans</text:p>
          </table:table-cell>
          <table:table-cell table:formula="of:=['cash flow'.B35]" office:value-type="float" office:value="0">
            <text:p>0</text:p>
          </table:table-cell>
          <table:table-cell table:formula="of:=['cash flow'.C35]" office:value-type="float" office:value="250">
            <text:p>250</text:p>
          </table:table-cell>
          <table:table-cell table:formula="of:=['cash flow'.D35]" office:value-type="float" office:value="250">
            <text:p>250</text:p>
          </table:table-cell>
          <table:table-cell table:formula="of:=['cash flow'.E35]" office:value-type="float" office:value="250">
            <text:p>250</text:p>
          </table:table-cell>
          <table:table-cell table:formula="of:=['cash flow'.F35]" office:value-type="float" office:value="250">
            <text:p>250</text:p>
          </table:table-cell>
          <table:table-cell table:formula="of:=['cash flow'.G35]" office:value-type="float" office:value="250">
            <text:p>250</text:p>
          </table:table-cell>
          <table:table-cell table:formula="of:=['cash flow'.H35]" office:value-type="float" office:value="250">
            <text:p>250</text:p>
          </table:table-cell>
          <table:table-cell table:formula="of:=['cash flow'.I35]" office:value-type="float" office:value="250">
            <text:p>250</text:p>
          </table:table-cell>
          <table:table-cell table:formula="of:=['cash flow'.J35]" office:value-type="float" office:value="250">
            <text:p>250</text:p>
          </table:table-cell>
          <table:table-cell table:formula="of:=['cash flow'.K35]" office:value-type="float" office:value="250">
            <text:p>250</text:p>
          </table:table-cell>
          <table:table-cell table:formula="of:=['cash flow'.L35]" office:value-type="float" office:value="250">
            <text:p>250</text:p>
          </table:table-cell>
          <table:table-cell table:formula="of:=['cash flow'.M35]" office:value-type="float" office:value="250">
            <text:p>250</text:p>
          </table:table-cell>
          <table:table-cell table:formula="of:=['cash flow'.N35]" office:value-type="float" office:value="250">
            <text:p>250</text:p>
          </table:table-cell>
          <table:table-cell table:number-columns-repeated="4"/>
          <table:table-cell table:style-name="ce1" office:value-type="string">
            <text:p>Loans</text:p>
          </table:table-cell>
          <table:table-cell table:style-name="ce36"/>
        </table:table-row>
        <table:table-row table:style-name="ro1">
          <table:table-cell table:formula="of:=['cash flow'.A34]" office:value-type="string" office:string-value="Server Hosting">
            <text:p>Server Hosting</text:p>
          </table:table-cell>
          <table:table-cell table:formula="of:=['cash flow'.B34]" office:value-type="float" office:value="808">
            <text:p>808</text:p>
          </table:table-cell>
          <table:table-cell table:style-name="ce48" table:formula="of:=['cash flow'.C34]" office:value-type="float" office:value="434">
            <text:p>434</text:p>
          </table:table-cell>
          <table:table-cell table:style-name="ce48" table:formula="of:=['cash flow'.D34]" office:value-type="float" office:value="34">
            <text:p>34</text:p>
          </table:table-cell>
          <table:table-cell table:style-name="ce48" table:formula="of:=['cash flow'.E34]" office:value-type="float" office:value="34">
            <text:p>34</text:p>
          </table:table-cell>
          <table:table-cell table:style-name="ce48" table:formula="of:=['cash flow'.F34]" office:value-type="float" office:value="34">
            <text:p>34</text:p>
          </table:table-cell>
          <table:table-cell table:style-name="ce48" table:formula="of:=['cash flow'.G34]" office:value-type="float" office:value="34">
            <text:p>34</text:p>
          </table:table-cell>
          <table:table-cell table:style-name="ce48" table:formula="of:=['cash flow'.H34]" office:value-type="float" office:value="34">
            <text:p>34</text:p>
          </table:table-cell>
          <table:table-cell table:style-name="ce48" table:formula="of:=['cash flow'.I34]" office:value-type="float" office:value="34">
            <text:p>34</text:p>
          </table:table-cell>
          <table:table-cell table:style-name="ce48" table:formula="of:=['cash flow'.J34]" office:value-type="float" office:value="34">
            <text:p>34</text:p>
          </table:table-cell>
          <table:table-cell table:style-name="ce48" table:formula="of:=['cash flow'.K34]" office:value-type="float" office:value="34">
            <text:p>34</text:p>
          </table:table-cell>
          <table:table-cell table:style-name="ce48" table:formula="of:=['cash flow'.L34]" office:value-type="float" office:value="34">
            <text:p>34</text:p>
          </table:table-cell>
          <table:table-cell table:style-name="ce48" table:formula="of:=['cash flow'.M34]" office:value-type="float" office:value="34">
            <text:p>34</text:p>
          </table:table-cell>
          <table:table-cell table:style-name="ce48" table:formula="of:=['cash flow'.N34]" office:value-type="float" office:value="34">
            <text:p>34</text:p>
          </table:table-cell>
          <table:table-cell table:number-columns-repeated="4"/>
          <table:table-cell table:style-name="ce1"/>
          <table:table-cell table:style-name="ce36"/>
        </table:table-row>
        <table:table-row table:style-name="ro1">
          <table:table-cell table:style-name="ce41" office:value-type="string">
            <text:p>Deprication (Computer)</text:p>
          </table:table-cell>
          <table:table-cell table:style-name="ce45"/>
          <table:table-cell table:formula="of:=IF(['cash flow'.C33]&gt;0;(['cash flow'.C33]-100)/5;&quot;&quot;)">
            <text:p/>
          </table:table-cell>
          <table:table-cell table:formula="of:=IF(['cash flow'.D33]&gt;0;(['cash flow'.D33]-100)/5;&quot;&quot;)">
            <text:p/>
          </table:table-cell>
          <table:table-cell table:formula="of:=IF(['cash flow'.E33]&gt;0;(['cash flow'.E33]-100)/5;&quot;&quot;)">
            <text:p/>
          </table:table-cell>
          <table:table-cell table:formula="of:=IF(['cash flow'.F33]&gt;0;(['cash flow'.F33]-100)/5;&quot;&quot;)">
            <text:p/>
          </table:table-cell>
          <table:table-cell table:formula="of:=IF(['cash flow'.G33]&gt;0;(['cash flow'.G33]-100)/5;&quot;&quot;)">
            <text:p/>
          </table:table-cell>
          <table:table-cell table:formula="of:=IF(['cash flow'.H33]&gt;0;(['cash flow'.H33]-100)/5;&quot;&quot;)">
            <text:p/>
          </table:table-cell>
          <table:table-cell table:formula="of:=IF(['cash flow'.I33]&gt;0;(['cash flow'.I33]-100)/5;&quot;&quot;)">
            <text:p/>
          </table:table-cell>
          <table:table-cell table:formula="of:=IF(['cash flow'.J33]&gt;0;(['cash flow'.J33]-100)/5;&quot;&quot;)">
            <text:p/>
          </table:table-cell>
          <table:table-cell table:formula="of:=IF(['cash flow'.K33]&gt;0;(['cash flow'.K33]-100)/5;&quot;&quot;)">
            <text:p/>
          </table:table-cell>
          <table:table-cell table:formula="of:=IF(['cash flow'.L33]&gt;0;(['cash flow'.L33]-100)/5;&quot;&quot;)">
            <text:p/>
          </table:table-cell>
          <table:table-cell table:formula="of:=IF(['cash flow'.M33]&gt;0;(['cash flow'.M33]-100)/5;&quot;&quot;)">
            <text:p/>
          </table:table-cell>
          <table:table-cell table:formula="of:=IF(['cash flow'.N33]&gt;0;(['cash flow'.N33]-100)/5;&quot;&quot;)">
            <text:p/>
          </table:table-cell>
          <table:table-cell table:number-columns-repeated="4"/>
          <table:table-cell table:style-name="ce1"/>
          <table:table-cell table:style-name="ce36"/>
        </table:table-row>
        <table:table-row table:style-name="ro1">
          <table:table-cell table:style-name="ce4" office:value-type="string">
            <text:p>Total Costs</text:p>
          </table:table-cell>
          <table:table-cell table:style-name="ce16"/>
          <table:table-cell table:style-name="ce23" table:formula="of:=SUM([.C24:.C36])" office:value-type="float" office:value="27295.55">
            <text:p>27,296</text:p>
          </table:table-cell>
          <table:table-cell table:style-name="ce23" table:formula="of:=SUM([.D24:.D36])" office:value-type="float" office:value="26783.55">
            <text:p>26,784</text:p>
          </table:table-cell>
          <table:table-cell table:style-name="ce23" table:formula="of:=SUM([.E24:.E36])" office:value-type="float" office:value="26783.55">
            <text:p>26,784</text:p>
          </table:table-cell>
          <table:table-cell table:style-name="ce23" table:formula="of:=SUM([.F24:.F36])" office:value-type="float" office:value="26783.55">
            <text:p>26,784</text:p>
          </table:table-cell>
          <table:table-cell table:style-name="ce23" table:formula="of:=SUM([.G24:.G36])" office:value-type="float" office:value="28936.05">
            <text:p>28,936</text:p>
          </table:table-cell>
          <table:table-cell table:style-name="ce23" table:formula="of:=SUM([.H24:.H36])" office:value-type="float" office:value="28936.05">
            <text:p>28,936</text:p>
          </table:table-cell>
          <table:table-cell table:style-name="ce23" table:formula="of:=SUM([.I24:.I36])" office:value-type="float" office:value="28936.05">
            <text:p>28,936</text:p>
          </table:table-cell>
          <table:table-cell table:style-name="ce23" table:formula="of:=SUM([.J24:.J36])" office:value-type="float" office:value="28936.05">
            <text:p>28,936</text:p>
          </table:table-cell>
          <table:table-cell table:style-name="ce23" table:formula="of:=SUM([.K24:.K36])" office:value-type="float" office:value="28936.05">
            <text:p>28,936</text:p>
          </table:table-cell>
          <table:table-cell table:style-name="ce23" table:formula="of:=SUM([.L24:.L36])" office:value-type="float" office:value="28936.05">
            <text:p>28,936</text:p>
          </table:table-cell>
          <table:table-cell table:style-name="ce23" table:formula="of:=SUM([.M24:.M36])" office:value-type="float" office:value="28936.05">
            <text:p>28,936</text:p>
          </table:table-cell>
          <table:table-cell table:style-name="ce23" table:formula="of:=SUM([.N24:.N36])" office:value-type="float" office:value="28936.05">
            <text:p>28,936</text:p>
          </table:table-cell>
          <table:table-cell table:style-name="ce33" table:formula="of:=SUM([.C37:.N37])" office:value-type="float" office:value="339134.6">
            <text:p>339,135</text:p>
          </table:table-cell>
          <table:table-cell table:number-columns-repeated="5"/>
        </table:table-row>
        <table:table-row table:style-name="ro1">
          <table:table-cell table:style-name="ce4" office:value-type="string">
            <text:p>Profit Loss</text:p>
          </table:table-cell>
          <table:table-cell table:style-name="ce10"/>
          <table:table-cell table:style-name="ce46" table:formula="of:=[.B38]+([.C13]-[.C37])" office:value-type="float" office:value="-12518.55">
            <text:p>-12,519</text:p>
          </table:table-cell>
          <table:table-cell table:style-name="ce46" table:formula="of:=[.C38]+([.D13]-[.D37])" office:value-type="float" office:value="-24343.1">
            <text:p>-24,343</text:p>
          </table:table-cell>
          <table:table-cell table:style-name="ce46" table:formula="of:=[.D38]+([.E13]-[.E37])" office:value-type="float" office:value="-33708.65">
            <text:p>-33,709</text:p>
          </table:table-cell>
          <table:table-cell table:style-name="ce46" table:formula="of:=[.E38]+([.F13]-[.F37])" office:value-type="float" office:value="-39386.2">
            <text:p>-39,386</text:p>
          </table:table-cell>
          <table:table-cell table:style-name="ce46" table:formula="of:=[.F38]+([.G13]-[.G37])" office:value-type="float" office:value="-46326.25">
            <text:p>-46,326</text:p>
          </table:table-cell>
          <table:table-cell table:style-name="ce46" table:formula="of:=[.G38]+([.H13]-[.H37])" office:value-type="float" office:value="-52280.3">
            <text:p>-52,280</text:p>
          </table:table-cell>
          <table:table-cell table:style-name="ce46" table:formula="of:=[.H38]+([.I13]-[.I37])" office:value-type="float" office:value="-63021.35">
            <text:p>-63,021</text:p>
          </table:table-cell>
          <table:table-cell table:style-name="ce46" table:formula="of:=[.I38]+([.J13]-[.J37])" office:value-type="float" office:value="-70220.4">
            <text:p>-70,220</text:p>
          </table:table-cell>
          <table:table-cell table:style-name="ce46" table:formula="of:=[.J38]+([.K13]-[.K37])" office:value-type="float" office:value="-79085.45">
            <text:p>-79,085</text:p>
          </table:table-cell>
          <table:table-cell table:style-name="ce46" table:formula="of:=[.K38]+([.L13]-[.L37])" office:value-type="float" office:value="-88390.5">
            <text:p>-88,391</text:p>
          </table:table-cell>
          <table:table-cell table:style-name="ce46" table:formula="of:=[.L38]+([.M13]-[.M37])" office:value-type="float" office:value="-94298.55">
            <text:p>-94,299</text:p>
          </table:table-cell>
          <table:table-cell table:style-name="ce46" table:formula="of:=[.M38]+([.N13]-[.N37])" office:value-type="float" office:value="-93938.6">
            <text:p>-93,939</text:p>
          </table:table-cell>
          <table:table-cell table:style-name="ce50"/>
          <table:table-cell table:number-columns-repeated="5"/>
        </table:table-row>
        <table:table-row table:style-name="ro1">
          <table:table-cell table:style-name="ce9" table:number-columns-repeated="2"/>
          <table:table-cell table:style-name="ce24" table:number-columns-repeated="13"/>
          <table:table-cell table:number-columns-repeated="5"/>
        </table:table-row>
        <table:table-row table:style-name="ro1">
          <table:table-cell table:style-name="ce9"/>
          <table:table-cell table:style-name="ce4"/>
          <table:table-cell table:style-name="ce30"/>
          <table:table-cell table:style-name="ce24" table:number-columns-repeated="12"/>
          <table:table-cell table:number-columns-repeated="5"/>
        </table:table-row>
        <table:table-row table:style-name="ro1">
          <table:table-cell table:style-name="ce9" table:number-columns-repeated="2"/>
          <table:table-cell table:style-name="Default" table:number-columns-repeated="13"/>
          <table:table-cell table:number-columns-repeated="5"/>
        </table:table-row>
      </table:table>
      <table:table table:name="Balance Sheet" table:style-name="ta1">
        <table:table-column table:style-name="co5" table:default-cell-style-name="Default"/>
        <table:table-column table:style-name="co6" table:default-cell-style-name="Default"/>
        <table:table-column table:style-name="co2" table:default-cell-style-name="ce18"/>
        <table:table-row table:style-name="ro1">
          <table:table-cell table:style-name="ce53" office:value-type="string" table:number-columns-spanned="2" table:number-rows-spanned="1">
            <text:p>Balance Sheet Year 1</text:p>
          </table:table-cell>
          <table:covered-table-cell/>
          <table:table-cell table:style-name="Default"/>
        </table:table-row>
        <table:table-row table:style-name="ro2">
          <table:table-cell table:number-columns-repeated="2"/>
          <table:table-cell table:style-name="Default"/>
        </table:table-row>
        <table:table-row table:style-name="ro1">
          <table:table-cell table:style-name="ce37" office:value-type="string">
            <text:p>Fixed Assets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>
            <text:p>Computer Equipment</text:p>
          </table:table-cell>
          <table:table-cell table:formula="of:=SUM(['cash flow'.C33:.N33])-SUM(['profit-loss'.C36:.N36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55" table:formula="of:=SUM([.C4])"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7" office:value-type="string">
            <text:p>Current Asse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sh</text:p>
          </table:table-cell>
          <table:table-cell table:formula="of:=['cash flow'.N41]" office:value-type="float" office:value="-136238.93">
            <text:p>-136,239</text:p>
          </table:table-cell>
        </table:table-row>
        <table:table-row table:style-name="ro1">
          <table:table-cell/>
          <table:table-cell office:value-type="string">
            <text:p>Accounts Recievable</text:p>
          </table:table-cell>
          <table:table-cell table:formula="of:=['profit-loss'.M13]+['profit-loss'.N13]" office:value-type="float" office:value="52324">
            <text:p>52,324</text:p>
          </table:table-cell>
        </table:table-row>
        <table:table-row table:style-name="ro1">
          <table:table-cell table:number-columns-repeated="2"/>
          <table:table-cell table:style-name="ce55" table:formula="of:=SUM([.C8:.C9])" office:value-type="float" office:value="-83914.93">
            <text:p>-83,9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7" office:value-type="string">
            <text:p>Current Liabil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T</text:p>
          </table:table-cell>
          <table:table-cell table:formula="of:=['cash flow'.O40]" office:value-type="float" office:value="10023.67">
            <text:p>10,024</text:p>
          </table:table-cell>
        </table:table-row>
        <table:table-row table:style-name="ro1">
          <table:table-cell table:number-columns-repeated="2"/>
          <table:table-cell table:style-name="ce55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et Current Assets</text:p>
          </table:table-cell>
          <table:table-cell table:formula="of:=[.C10]-[.C13]" office:value-type="float" office:value="-93938.6">
            <text:p>-93,939</text:p>
          </table:table-cell>
        </table:table-row>
        <table:table-row table:style-name="ro1">
          <table:table-cell table:style-name="ce54"/>
          <table:table-cell table:style-name="ce54" office:value-type="string">
            <text:p>Total Assets – Current Liabilities</text:p>
          </table:table-cell>
          <table:table-cell table:style-name="ce56" table:formula="of:=SUM([.C5];[.C16])" office:value-type="float" office:value="-93938.6">
            <text:p>-93,9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7" office:value-type="string">
            <text:p>Long Term Liabil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an</text:p>
          </table:table-cell>
          <table:table-cell table:formula="of:=['cash flow'.C9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55" table:formula="of:=SUM([.C20])"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7" office:value-type="string">
            <text:p>Net Asse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pital</text:p>
          </table:table-cell>
          <table:table-cell table:formula="of:=['cash flow'.C10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etained Profit</text:p>
          </table:table-cell>
          <table:table-cell table:formula="of:=['profit-loss'.N38]" office:value-type="float" office:value="-93938.6">
            <text:p>-93,939</text:p>
          </table:table-cell>
        </table:table-row>
        <table:table-row table:style-name="ro1">
          <table:table-cell table:style-name="ce54" table:number-columns-repeated="2"/>
          <table:table-cell table:style-name="ce56" table:formula="of:=SUM([.C21];[.C24:.C25])" office:value-type="float" office:value="-93938.6">
            <text:p>-93,939</text:p>
          </table:table-cell>
        </table:table-row>
        <table:table-row table:style-name="ro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table:formula="of:=ABS([.C17]-[.C26])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2" number:min-integer-digits="1"/>
    </number:number-style>
    <number:number-style style:name="N108">
      <style:text-properties fo:color="#ff0000"/>
      <number:text>-</number:text>
      <number:number number:decimal-places="2" number:min-integer-digits="1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 style:data-style-name="N2" text:time-value="0000-00-00T14:32: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Atkinson</meta:initial-creator>
    <meta:creation-date>2013-03-21T10:13:46</meta:creation-date>
    <dc:date>2013-03-21T14:46:27</dc:date>
    <dc:creator>Daniel Atkinson</dc:creator>
    <meta:editing-duration>PT4H9M58S</meta:editing-duration>
    <meta:editing-cycles>38</meta:editing-cycles>
    <meta:generator>LibreOffice/3.6$Linux_x86 LibreOffice_project/360m1$Build-2</meta:generator>
    <meta:document-statistic meta:table-count="3" meta:cell-count="897" meta:object-count="0"/>
  </office:meta>
</office:document-meta>
</file>